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lAreasFromAFexpInteract" table:style-name="ta1">
        <table:shapes>
          <draw:frame draw:z-index="0" draw:style-name="gr1" draw:text-style-name="P1" svg:width="159.99mm" svg:height="89.99mm" svg:x="375.21mm" svg:y="12.96mm">
            <loext:p draw:notify-on-update-of-ranges="realAreasFromAFexpInteract.E3:realAreasFromAFexpInteract.E49 realAreasFromAFexpInteract.I3:realAreasFromAFexpInteract.I4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322.06mm" svg:y="91.31mm">
            <loext:p draw:notify-on-update-of-ranges="realAreasFromAFexpInteract.E51:realAreasFromAFexpInteract.E97 realAreasFromAFexpInteract.I51:realAreasFromAFexpInteract.I9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239.32mm" svg:y="13.55mm">
            <loext:p draw:notify-on-update-of-ranges="realAreasFromAFexpInteract.E2:realAreasFromAFexpInteract.E48 realAreasFromAFexpInteract.I2:realAreasFromAFexpInteract.I4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43.93mm" svg:height="196.1mm" svg:x="230mm" svg:y="163.55mm">
            <loext:p draw:notify-on-update-of-ranges="realAreasFromAFexpInteract.E3:realAreasFromAFexpInteract.E97 realAreasFromAFexpInteract.I3:realAreasFromAFexpInteract.I9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alArea</text:p>
          </table:table-cell>
          <table:table-cell office:value-type="string" calcext:value-type="string">
            <text:p>RealAreaDivS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aDiv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DivSpeed</text:p>
          </table:table-cell>
          <table:table-cell office:value-type="string" calcext:value-type="string">
            <text:p>TimeDivSS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ppedErr</text:p>
          </table:table-cell>
          <table:table-cell office:value-type="string" calcext:value-type="string">
            <text:p>Frates</text:p>
          </table:table-cell>
          <table:table-cell office:value-type="string" calcext:value-type="string">
            <text:p>Perims2s</text:p>
          </table:table-cell>
          <table:table-cell office:value-type="string" calcext:value-type="string">
            <text:p>Perims5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3]/([.C3]*[.C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9674502" calcext:value-type="float">
            <text:p>0.1589674502</text:p>
          </table:table-cell>
          <table:table-cell office:value-type="float" office:value="0.1088818152" calcext:value-type="float">
            <text:p>0.1088818152</text:p>
          </table:table-cell>
          <table:table-cell table:formula="of:=[.H3]/([.C3]*[.C3])" office:value-type="float" office:value="0.0745765857571777" calcext:value-type="float">
            <text:p>0.0745765858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4]/([.C4]*[.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4109603" calcext:value-type="float">
            <text:p>0.1664109603</text:p>
          </table:table-cell>
          <table:table-cell office:value-type="float" office:value="0.1139801098" calcext:value-type="float">
            <text:p>0.1139801098</text:p>
          </table:table-cell>
          <table:table-cell table:formula="of:=[.H4]/([.C4]*[.C4])" office:value-type="float" office:value="0.0780685683524113" calcext:value-type="float">
            <text:p>0.0780685684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5]/([.C5]*[.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9157279" calcext:value-type="float">
            <text:p>0.1579157279</text:p>
          </table:table-cell>
          <table:table-cell office:value-type="float" office:value="0.1081614575" calcext:value-type="float">
            <text:p>0.1081614575</text:p>
          </table:table-cell>
          <table:table-cell table:formula="of:=[.H5]/([.C5]*[.C5])" office:value-type="float" office:value="0.0740831900450366" calcext:value-type="float">
            <text:p>0.07408319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6]/([.C6]*[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266261" calcext:value-type="float">
            <text:p>0.161266261</text:p>
          </table:table-cell>
          <table:table-cell office:value-type="float" office:value="0.1104563431" calcext:value-type="float">
            <text:p>0.1104563431</text:p>
          </table:table-cell>
          <table:table-cell table:formula="of:=[.H6]/([.C6]*[.C6])" office:value-type="float" office:value="0.0756550295552637" calcext:value-type="float">
            <text:p>0.0756550296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7]/([.C7]*[.C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4129716" calcext:value-type="float">
            <text:p>0.1704129716</text:p>
          </table:table-cell>
          <table:table-cell office:value-type="float" office:value="0.1167212134" calcext:value-type="float">
            <text:p>0.1167212134</text:p>
          </table:table-cell>
          <table:table-cell table:formula="of:=[.H7]/([.C7]*[.C7])" office:value-type="float" office:value="0.0799460365922312" calcext:value-type="float">
            <text:p>0.0799460366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8]/([.C8]*[.C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4676971" calcext:value-type="float">
            <text:p>0.1584676971</text:p>
          </table:table-cell>
          <table:table-cell office:value-type="float" office:value="0.1085395185" calcext:value-type="float">
            <text:p>0.1085395185</text:p>
          </table:table-cell>
          <table:table-cell table:formula="of:=[.H8]/([.C8]*[.C8])" office:value-type="float" office:value="0.0743421360011259" calcext:value-type="float">
            <text:p>0.074342136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9]/([.C9]*[.C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329497" calcext:value-type="float">
            <text:p>0.156329497</text:p>
          </table:table-cell>
          <table:table-cell office:value-type="float" office:value="0.1070749979" calcext:value-type="float">
            <text:p>0.1070749979</text:p>
          </table:table-cell>
          <table:table-cell table:formula="of:=[.H9]/([.C9]*[.C9])" office:value-type="float" office:value="0.0733390396884969" calcext:value-type="float">
            <text:p>0.0733390397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3.0314998186" calcext:value-type="float">
            <text:p>3.0314998186</text:p>
          </table:table-cell>
          <table:table-cell table:formula="of:=[.D11]/([.C11]*[.C11])" office:value-type="float" office:value="1.42217105395008" calcext:value-type="float">
            <text:p>1.422171054</text:p>
          </table:table-cell>
          <table:table-cell office:value-type="float" office:value="1.3886566781" calcext:value-type="float">
            <text:p>1.3886566781</text:p>
          </table:table-cell>
          <table:table-cell office:value-type="float" office:value="2.0763697387" calcext:value-type="float">
            <text:p>2.0763697387</text:p>
          </table:table-cell>
          <table:table-cell office:value-type="float" office:value="0.181766435" calcext:value-type="float">
            <text:p>0.181766435</text:p>
          </table:table-cell>
          <table:table-cell office:value-type="float" office:value="0.1244975582" calcext:value-type="float">
            <text:p>0.1244975582</text:p>
          </table:table-cell>
          <table:table-cell table:formula="of:=[.H11]/([.C11]*[.C11])" office:value-type="float" office:value="0.085272300150122" calcext:value-type="float">
            <text:p>0.0852723002</text:p>
          </table:table-cell>
          <table:table-cell table:number-columns-repeated="2" office:value-type="float" office:value="0.5576923077" calcext:value-type="float">
            <text:p>0.5576923077</text:p>
          </table:table-cell>
          <table:table-cell office:value-type="float" office:value="0" calcext:value-type="float">
            <text:p>0</text:p>
          </table:table-cell>
          <table:table-cell office:value-type="float" office:value="4.1147865343" calcext:value-type="float">
            <text:p>4.1147865343</text:p>
          </table:table-cell>
          <table:table-cell office:value-type="float" office:value="10.2869663358" calcext:value-type="float">
            <text:p>10.2869663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0570514252" calcext:value-type="float">
            <text:p>4.0570514252</text:p>
          </table:table-cell>
          <table:table-cell table:formula="of:=[.D12]/([.C12]*[.C12])" office:value-type="float" office:value="1.90328927810096" calcext:value-type="float">
            <text:p>1.9032892781</text:p>
          </table:table-cell>
          <table:table-cell office:value-type="float" office:value="1.6169434424" calcext:value-type="float">
            <text:p>1.6169434424</text:p>
          </table:table-cell>
          <table:table-cell office:value-type="float" office:value="2.778802346" calcext:value-type="float">
            <text:p>2.778802346</text:p>
          </table:table-cell>
          <table:table-cell office:value-type="float" office:value="0.1760956864" calcext:value-type="float">
            <text:p>0.1760956864</text:p>
          </table:table-cell>
          <table:table-cell office:value-type="float" office:value="0.1206134838" calcext:value-type="float">
            <text:p>0.1206134838</text:p>
          </table:table-cell>
          <table:table-cell table:formula="of:=[.H12]/([.C12]*[.C12])" office:value-type="float" office:value="0.0826119752298743" calcext:value-type="float">
            <text:p>0.0826119752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office:value-type="float" office:value="4.4036710898" calcext:value-type="float">
            <text:p>4.4036710898</text:p>
          </table:table-cell>
          <table:table-cell office:value-type="float" office:value="11.0091777246" calcext:value-type="float">
            <text:p>11.0091777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0072727509" calcext:value-type="float">
            <text:p>5.0072727509</text:p>
          </table:table-cell>
          <table:table-cell table:formula="of:=[.D13]/([.C13]*[.C13])" office:value-type="float" office:value="2.34906771950647" calcext:value-type="float">
            <text:p>2.3490677195</text:p>
          </table:table-cell>
          <table:table-cell office:value-type="float" office:value="1.597488087" calcext:value-type="float">
            <text:p>1.597488087</text:p>
          </table:table-cell>
          <table:table-cell office:value-type="float" office:value="3.4296388704" calcext:value-type="float">
            <text:p>3.4296388704</text:p>
          </table:table-cell>
          <table:table-cell office:value-type="float" office:value="0.2074964635" calcext:value-type="float">
            <text:p>0.2074964635</text:p>
          </table:table-cell>
          <table:table-cell office:value-type="float" office:value="0.1421208654" calcext:value-type="float">
            <text:p>0.1421208654</text:p>
          </table:table-cell>
          <table:table-cell table:formula="of:=[.H13]/([.C13]*[.C13])" office:value-type="float" office:value="0.0973430585006568" calcext:value-type="float">
            <text:p>0.0973430585</text:p>
          </table:table-cell>
          <table:table-cell table:number-columns-repeated="2" office:value-type="float" office:value="0.8461538462" calcext:value-type="float">
            <text:p>0.8461538462</text:p>
          </table:table-cell>
          <table:table-cell office:value-type="float" office:value="0" calcext:value-type="float">
            <text:p>0</text:p>
          </table:table-cell>
          <table:table-cell office:value-type="float" office:value="3.9605427228" calcext:value-type="float">
            <text:p>3.9605427228</text:p>
          </table:table-cell>
          <table:table-cell office:value-type="float" office:value="9.9013568071" calcext:value-type="float">
            <text:p>9.90135680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4182204697" calcext:value-type="float">
            <text:p>5.4182204697</text:p>
          </table:table-cell>
          <table:table-cell table:formula="of:=[.D14]/([.C14]*[.C14])" office:value-type="float" office:value="2.54185610325577" calcext:value-type="float">
            <text:p>2.5418561033</text:p>
          </table:table-cell>
          <table:table-cell office:value-type="float" office:value="1.4025272877" calcext:value-type="float">
            <text:p>1.4025272877</text:p>
          </table:table-cell>
          <table:table-cell office:value-type="float" office:value="3.7111099107" calcext:value-type="float">
            <text:p>3.7111099107</text:p>
          </table:table-cell>
          <table:table-cell office:value-type="float" office:value="0.2212036273" calcext:value-type="float">
            <text:p>0.2212036273</text:p>
          </table:table-cell>
          <table:table-cell office:value-type="float" office:value="0.1515093338" calcext:value-type="float">
            <text:p>0.1515093338</text:p>
          </table:table-cell>
          <table:table-cell table:formula="of:=[.H14]/([.C14]*[.C14])" office:value-type="float" office:value="0.103773516278852" calcext:value-type="float">
            <text:p>0.1037735163</text:p>
          </table:table-cell>
          <table:table-cell table:number-columns-repeated="2" office:value-type="float" office:value="0.9807692308" calcext:value-type="float">
            <text:p>0.9807692308</text:p>
          </table:table-cell>
          <table:table-cell office:value-type="float" office:value="0" calcext:value-type="float">
            <text:p>0</text:p>
          </table:table-cell>
          <table:table-cell office:value-type="float" office:value="3.8082229136" calcext:value-type="float">
            <text:p>3.8082229136</text:p>
          </table:table-cell>
          <table:table-cell office:value-type="float" office:value="9.5205572841" calcext:value-type="float">
            <text:p>9.5205572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3244332764" calcext:value-type="float">
            <text:p>5.3244332764</text:p>
          </table:table-cell>
          <table:table-cell table:formula="of:=[.D15]/([.C15]*[.C15])" office:value-type="float" office:value="2.49785760761869" calcext:value-type="float">
            <text:p>2.4978576076</text:p>
          </table:table-cell>
          <table:table-cell office:value-type="float" office:value="1.1146742212" calcext:value-type="float">
            <text:p>1.1146742212</text:p>
          </table:table-cell>
          <table:table-cell office:value-type="float" office:value="3.6468721071" calcext:value-type="float">
            <text:p>3.6468721071</text:p>
          </table:table-cell>
          <table:table-cell office:value-type="float" office:value="0.1766290453" calcext:value-type="float">
            <text:p>0.1766290453</text:p>
          </table:table-cell>
          <table:table-cell office:value-type="float" office:value="0.1209787981" calcext:value-type="float">
            <text:p>0.1209787981</text:p>
          </table:table-cell>
          <table:table-cell table:formula="of:=[.H15]/([.C15]*[.C15])" office:value-type="float" office:value="0.0828621905141678" calcext:value-type="float">
            <text:p>0.0828621905</text:p>
          </table:table-cell>
          <table:table-cell table:number-columns-repeated="2" office:value-type="float" office:value="0.7307692308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3.5043074949" calcext:value-type="float">
            <text:p>3.5043074949</text:p>
          </table:table-cell>
          <table:table-cell office:value-type="float" office:value="8.7607687373" calcext:value-type="float">
            <text:p>8.7607687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8756876355" calcext:value-type="float">
            <text:p>4.8756876355</text:p>
          </table:table-cell>
          <table:table-cell table:formula="of:=[.D16]/([.C16]*[.C16])" office:value-type="float" office:value="2.28733704048602" calcext:value-type="float">
            <text:p>2.2873370405</text:p>
          </table:table-cell>
          <table:table-cell office:value-type="float" office:value="1.1698098329" calcext:value-type="float">
            <text:p>1.1698098329</text:p>
          </table:table-cell>
          <table:table-cell office:value-type="float" office:value="3.3395120791" calcext:value-type="float">
            <text:p>3.3395120791</text:p>
          </table:table-cell>
          <table:table-cell office:value-type="float" office:value="0.2409115505" calcext:value-type="float">
            <text:p>0.2409115505</text:p>
          </table:table-cell>
          <table:table-cell office:value-type="float" office:value="0.1650079113" calcext:value-type="float">
            <text:p>0.1650079113</text:p>
          </table:table-cell>
          <table:table-cell table:formula="of:=[.H16]/([.C16]*[.C16])" office:value-type="float" office:value="0.113019117329705" calcext:value-type="float">
            <text:p>0.1130191173</text:p>
          </table:table-cell>
          <table:table-cell table:number-columns-repeated="2" office:value-type="float" office:value="1.0192307692" calcext:value-type="float">
            <text:p>1.0192307692</text:p>
          </table:table-cell>
          <table:table-cell office:value-type="float" office:value="0" calcext:value-type="float">
            <text:p>0</text:p>
          </table:table-cell>
          <table:table-cell office:value-type="float" office:value="3.0056657598" calcext:value-type="float">
            <text:p>3.0056657598</text:p>
          </table:table-cell>
          <table:table-cell office:value-type="float" office:value="7.5141643994" calcext:value-type="float">
            <text:p>7.514164399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1738834391" calcext:value-type="float">
            <text:p>4.1738834391</text:p>
          </table:table-cell>
          <table:table-cell table:formula="of:=[.D17]/([.C17]*[.C17])" office:value-type="float" office:value="1.95809881736724" calcext:value-type="float">
            <text:p>1.9580988174</text:p>
          </table:table-cell>
          <table:table-cell office:value-type="float" office:value="1.1388130616" calcext:value-type="float">
            <text:p>1.1388130616</text:p>
          </table:table-cell>
          <table:table-cell office:value-type="float" office:value="2.8588242734" calcext:value-type="float">
            <text:p>2.8588242734</text:p>
          </table:table-cell>
          <table:table-cell office:value-type="float" office:value="0.2569343784" calcext:value-type="float">
            <text:p>0.2569343784</text:p>
          </table:table-cell>
          <table:table-cell office:value-type="float" office:value="0.175982451" calcext:value-type="float">
            <text:p>0.175982451</text:p>
          </table:table-cell>
          <table:table-cell table:formula="of:=[.H17]/([.C17]*[.C17])" office:value-type="float" office:value="0.120535925314318" calcext:value-type="float">
            <text:p>0.1205359253</text:p>
          </table:table-cell>
          <table:table-cell office:value-type="float" office:value="1.3461538462" calcext:value-type="float">
            <text:p>1.3461538462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3.3067344951" calcext:value-type="float">
            <text:p>3.3067344951</text:p>
          </table:table-cell>
          <table:table-cell office:value-type="float" office:value="8.2668362378" calcext:value-type="float">
            <text:p>8.266836237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4.9428540762" calcext:value-type="float">
            <text:p>4.9428540762</text:p>
          </table:table-cell>
          <table:table-cell table:formula="of:=[.D19]/([.C19]*[.C19])" office:value-type="float" office:value="2.31884691133421" calcext:value-type="float">
            <text:p>2.3188469113</text:p>
          </table:table-cell>
          <table:table-cell office:value-type="float" office:value="1.7519326809" calcext:value-type="float">
            <text:p>1.7519326809</text:p>
          </table:table-cell>
          <table:table-cell office:value-type="float" office:value="3.3855164906" calcext:value-type="float">
            <text:p>3.3855164906</text:p>
          </table:table-cell>
          <table:table-cell office:value-type="float" office:value="0.1630266817" calcext:value-type="float">
            <text:p>0.1630266817</text:p>
          </table:table-cell>
          <table:table-cell office:value-type="float" office:value="0.1116621107" calcext:value-type="float">
            <text:p>0.1116621107</text:p>
          </table:table-cell>
          <table:table-cell table:formula="of:=[.H19]/([.C19]*[.C19])" office:value-type="float" office:value="0.0764808977763183" calcext:value-type="float">
            <text:p>0.0764808978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  <table:table-cell office:value-type="float" office:value="3.974284715" calcext:value-type="float">
            <text:p>3.974284715</text:p>
          </table:table-cell>
          <table:table-cell office:value-type="float" office:value="9.9357117875" calcext:value-type="float">
            <text:p>9.9357117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5.3296298452" calcext:value-type="float">
            <text:p>5.3296298452</text:p>
          </table:table-cell>
          <table:table-cell table:formula="of:=[.D20]/([.C20]*[.C20])" office:value-type="float" office:value="2.50029548001501" calcext:value-type="float">
            <text:p>2.50029548</text:p>
          </table:table-cell>
          <table:table-cell office:value-type="float" office:value="1.3834295649" calcext:value-type="float">
            <text:p>1.3834295649</text:p>
          </table:table-cell>
          <table:table-cell office:value-type="float" office:value="3.6504314008" calcext:value-type="float">
            <text:p>3.6504314008</text:p>
          </table:table-cell>
          <table:table-cell office:value-type="float" office:value="0.1947942881" calcext:value-type="float">
            <text:p>0.1947942881</text:p>
          </table:table-cell>
          <table:table-cell office:value-type="float" office:value="0.1334207453" calcext:value-type="float">
            <text:p>0.1334207453</text:p>
          </table:table-cell>
          <table:table-cell table:formula="of:=[.H20]/([.C20]*[.C20])" office:value-type="float" office:value="0.0913840721054607" calcext:value-type="float">
            <text:p>0.0913840721</text:p>
          </table:table-cell>
          <table:table-cell office:value-type="float" office:value="0.7884615385" calcext:value-type="float">
            <text:p>0.7884615385</text:p>
          </table:table-cell>
          <table:table-cell office:value-type="float" office:value="0.7692307692" calcext:value-type="float">
            <text:p>0.7692307692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3.6016586065" calcext:value-type="float">
            <text:p>3.6016586065</text:p>
          </table:table-cell>
          <table:table-cell office:value-type="float" office:value="9.0041465164" calcext:value-type="float">
            <text:p>9.0041465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5.1259188764" calcext:value-type="float">
            <text:p>5.1259188764</text:p>
          </table:table-cell>
          <table:table-cell table:formula="of:=[.D21]/([.C21]*[.C21])" office:value-type="float" office:value="2.40472831506849" calcext:value-type="float">
            <text:p>2.4047283151</text:p>
          </table:table-cell>
          <table:table-cell office:value-type="float" office:value="1.0819294435" calcext:value-type="float">
            <text:p>1.0819294435</text:p>
          </table:table-cell>
          <table:table-cell office:value-type="float" office:value="3.51090334" calcext:value-type="float">
            <text:p>3.51090334</text:p>
          </table:table-cell>
          <table:table-cell office:value-type="float" office:value="0.2377042154" calcext:value-type="float">
            <text:p>0.2377042154</text:p>
          </table:table-cell>
          <table:table-cell office:value-type="float" office:value="0.1628111065" calcext:value-type="float">
            <text:p>0.1628111065</text:p>
          </table:table-cell>
          <table:table-cell table:formula="of:=[.H21]/([.C21]*[.C21])" office:value-type="float" office:value="0.111514456464628" calcext:value-type="float">
            <text:p>0.1115144565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3.4042316861" calcext:value-type="float">
            <text:p>3.4042316861</text:p>
          </table:table-cell>
          <table:table-cell office:value-type="float" office:value="8.5105792153" calcext:value-type="float">
            <text:p>8.5105792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3.8891536544" calcext:value-type="float">
            <text:p>3.8891536544</text:p>
          </table:table-cell>
          <table:table-cell table:formula="of:=[.D22]/([.C22]*[.C22])" office:value-type="float" office:value="1.82452320060049" calcext:value-type="float">
            <text:p>1.8245232006</text:p>
          </table:table-cell>
          <table:table-cell office:value-type="float" office:value="1.0765459984" calcext:value-type="float">
            <text:p>1.0765459984</text:p>
          </table:table-cell>
          <table:table-cell office:value-type="float" office:value="2.6638038729" calcext:value-type="float">
            <text:p>2.6638038729</text:p>
          </table:table-cell>
          <table:table-cell office:value-type="float" office:value="0.3327196878" calcext:value-type="float">
            <text:p>0.3327196878</text:p>
          </table:table-cell>
          <table:table-cell office:value-type="float" office:value="0.2278901971" calcext:value-type="float">
            <text:p>0.2278901971</text:p>
          </table:table-cell>
          <table:table-cell table:formula="of:=[.H22]/([.C22]*[.C22])" office:value-type="float" office:value="0.156089176111841" calcext:value-type="float">
            <text:p>0.1560891761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1.4423076923" calcext:value-type="float">
            <text:p>1.4423076923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2.8444374029" calcext:value-type="float">
            <text:p>2.8444374029</text:p>
          </table:table-cell>
          <table:table-cell office:value-type="float" office:value="7.1110935072" calcext:value-type="float">
            <text:p>7.1110935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2.9426083323" calcext:value-type="float">
            <text:p>2.9426083323</text:p>
          </table:table-cell>
          <table:table-cell table:formula="of:=[.D23]/([.C23]*[.C23])" office:value-type="float" office:value="1.38046928706136" calcext:value-type="float">
            <text:p>1.3804692871</text:p>
          </table:table-cell>
          <table:table-cell office:value-type="float" office:value="0.8911720584" calcext:value-type="float">
            <text:p>0.8911720584</text:p>
          </table:table-cell>
          <table:table-cell office:value-type="float" office:value="2.0154851591" calcext:value-type="float">
            <text:p>2.0154851591</text:p>
          </table:table-cell>
          <table:table-cell office:value-type="float" office:value="0.3414605781" calcext:value-type="float">
            <text:p>0.3414605781</text:p>
          </table:table-cell>
          <table:table-cell office:value-type="float" office:value="0.2338771083" calcext:value-type="float">
            <text:p>0.2338771083</text:p>
          </table:table-cell>
          <table:table-cell table:formula="of:=[.H23]/([.C23]*[.C23])" office:value-type="float" office:value="0.160189800197035" calcext:value-type="float">
            <text:p>0.1601898002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2.5932844144" calcext:value-type="float">
            <text:p>2.5932844144</text:p>
          </table:table-cell>
          <table:table-cell office:value-type="float" office:value="6.4832110359" calcext:value-type="float">
            <text:p>6.4832110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2.4187436269" calcext:value-type="float">
            <text:p>2.4187436269</text:p>
          </table:table-cell>
          <table:table-cell table:formula="of:=[.D24]/([.C24]*[.C24])" office:value-type="float" office:value="1.13470802538" calcext:value-type="float">
            <text:p>1.1347080254</text:p>
          </table:table-cell>
          <table:table-cell office:value-type="float" office:value="0.8532525263" calcext:value-type="float">
            <text:p>0.8532525263</text:p>
          </table:table-cell>
          <table:table-cell office:value-type="float" office:value="1.6566737171" calcext:value-type="float">
            <text:p>1.6566737171</text:p>
          </table:table-cell>
          <table:table-cell office:value-type="float" office:value="0.4348073392" calcext:value-type="float">
            <text:p>0.4348073392</text:p>
          </table:table-cell>
          <table:table-cell office:value-type="float" office:value="0.2978132461" calcext:value-type="float">
            <text:p>0.2978132461</text:p>
          </table:table-cell>
          <table:table-cell table:formula="of:=[.H24]/([.C24]*[.C24])" office:value-type="float" office:value="0.203981675361231" calcext:value-type="float">
            <text:p>0.2039816754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884615385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  <table:table-cell office:value-type="float" office:value="2.3344400555" calcext:value-type="float">
            <text:p>2.3344400555</text:p>
          </table:table-cell>
          <table:table-cell office:value-type="float" office:value="5.8361001386" calcext:value-type="float">
            <text:p>5.83610013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1.7669030203" calcext:value-type="float">
            <text:p>1.7669030203</text:p>
          </table:table-cell>
          <table:table-cell table:formula="of:=[.D25]/([.C25]*[.C25])" office:value-type="float" office:value="0.828909279555264" calcext:value-type="float">
            <text:p>0.8289092796</text:p>
          </table:table-cell>
          <table:table-cell office:value-type="float" office:value="0.6589689669" calcext:value-type="float">
            <text:p>0.6589689669</text:p>
          </table:table-cell>
          <table:table-cell office:value-type="float" office:value="1.2102075481" calcext:value-type="float">
            <text:p>1.2102075481</text:p>
          </table:table-cell>
          <table:table-cell office:value-type="float" office:value="0.3278551961" calcext:value-type="float">
            <text:p>0.3278551961</text:p>
          </table:table-cell>
          <table:table-cell office:value-type="float" office:value="0.2245583535" calcext:value-type="float">
            <text:p>0.2245583535</text:p>
          </table:table-cell>
          <table:table-cell table:formula="of:=[.H25]/([.C25]*[.C25])" office:value-type="float" office:value="0.153807091433665" calcext:value-type="float">
            <text:p>0.1538070914</text:p>
          </table:table-cell>
          <table:table-cell office:value-type="float" office:value="2.6153846154" calcext:value-type="float">
            <text:p>2.6153846154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1.8763715953" calcext:value-type="float">
            <text:p>1.8763715953</text:p>
          </table:table-cell>
          <table:table-cell office:value-type="float" office:value="4.6909289883" calcext:value-type="float">
            <text:p>4.69092898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5.6932786054" calcext:value-type="float">
            <text:p>5.6932786054</text:p>
          </table:table-cell>
          <table:table-cell table:formula="of:=[.D27]/([.C27]*[.C27])" office:value-type="float" office:value="2.67089444802027" calcext:value-type="float">
            <text:p>2.670894448</text:p>
          </table:table-cell>
          <table:table-cell office:value-type="float" office:value="1.1939462242" calcext:value-type="float">
            <text:p>1.1939462242</text:p>
          </table:table-cell>
          <table:table-cell office:value-type="float" office:value="3.8995058941" calcext:value-type="float">
            <text:p>3.8995058941</text:p>
          </table:table-cell>
          <table:table-cell office:value-type="float" office:value="0.1894307474" calcext:value-type="float">
            <text:p>0.1894307474</text:p>
          </table:table-cell>
          <table:table-cell office:value-type="float" office:value="0.1297470872" calcext:value-type="float">
            <text:p>0.1297470872</text:p>
          </table:table-cell>
          <table:table-cell table:formula="of:=[.H27]/([.C27]*[.C27])" office:value-type="float" office:value="0.088867867986489" calcext:value-type="float">
            <text:p>0.088867868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  <table:table-cell office:value-type="float" office:value="3.8343965057" calcext:value-type="float">
            <text:p>3.8343965057</text:p>
          </table:table-cell>
          <table:table-cell office:value-type="float" office:value="9.5859912642" calcext:value-type="float">
            <text:p>9.5859912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4.8922578141" calcext:value-type="float">
            <text:p>4.8922578141</text:p>
          </table:table-cell>
          <table:table-cell table:formula="of:=[.D28]/([.C28]*[.C28])" office:value-type="float" office:value="2.29511062774442" calcext:value-type="float">
            <text:p>2.2951106277</text:p>
          </table:table-cell>
          <table:table-cell office:value-type="float" office:value="1.0607052103" calcext:value-type="float">
            <text:p>1.0607052103</text:p>
          </table:table-cell>
          <table:table-cell office:value-type="float" office:value="3.3508615165" calcext:value-type="float">
            <text:p>3.3508615165</text:p>
          </table:table-cell>
          <table:table-cell office:value-type="float" office:value="0.2322356958" calcext:value-type="float">
            <text:p>0.2322356958</text:p>
          </table:table-cell>
          <table:table-cell office:value-type="float" office:value="0.1590655451" calcext:value-type="float">
            <text:p>0.1590655451</text:p>
          </table:table-cell>
          <table:table-cell table:formula="of:=[.H28]/([.C28]*[.C28])" office:value-type="float" office:value="0.108949003471571" calcext:value-type="float">
            <text:p>0.1089490035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307692308" calcext:value-type="float">
            <text:p>1.23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3.6492426373" calcext:value-type="float">
            <text:p>3.6492426373</text:p>
          </table:table-cell>
          <table:table-cell office:value-type="float" office:value="9.1231065932" calcext:value-type="float">
            <text:p>9.1231065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3.7001660501" calcext:value-type="float">
            <text:p>3.7001660501</text:p>
          </table:table-cell>
          <table:table-cell table:formula="of:=[.D29]/([.C29]*[.C29])" office:value-type="float" office:value="1.73586322485457" calcext:value-type="float">
            <text:p>1.7358632249</text:p>
          </table:table-cell>
          <table:table-cell office:value-type="float" office:value="1.0688576668" calcext:value-type="float">
            <text:p>1.0688576668</text:p>
          </table:table-cell>
          <table:table-cell office:value-type="float" office:value="2.5343603083" calcext:value-type="float">
            <text:p>2.5343603083</text:p>
          </table:table-cell>
          <table:table-cell office:value-type="float" office:value="0.3059389724" calcext:value-type="float">
            <text:p>0.3059389724</text:p>
          </table:table-cell>
          <table:table-cell office:value-type="float" office:value="0.2095472414" calcext:value-type="float">
            <text:p>0.2095472414</text:p>
          </table:table-cell>
          <table:table-cell table:formula="of:=[.H29]/([.C29]*[.C29])" office:value-type="float" office:value="0.143525507787577" calcext:value-type="float">
            <text:p>0.1435255078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2.856819066" calcext:value-type="float">
            <text:p>2.856819066</text:p>
          </table:table-cell>
          <table:table-cell office:value-type="float" office:value="7.1420476651" calcext:value-type="float">
            <text:p>7.1420476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2.489028888" calcext:value-type="float">
            <text:p>2.489028888</text:p>
          </table:table-cell>
          <table:table-cell table:formula="of:=[.D30]/([.C30]*[.C30])" office:value-type="float" office:value="1.16768103208857" calcext:value-type="float">
            <text:p>1.1676810321</text:p>
          </table:table-cell>
          <table:table-cell office:value-type="float" office:value="0.8472122877" calcext:value-type="float">
            <text:p>0.8472122877</text:p>
          </table:table-cell>
          <table:table-cell office:value-type="float" office:value="1.7048143068" calcext:value-type="float">
            <text:p>1.7048143068</text:p>
          </table:table-cell>
          <table:table-cell office:value-type="float" office:value="0.3001245934" calcext:value-type="float">
            <text:p>0.3001245934</text:p>
          </table:table-cell>
          <table:table-cell office:value-type="float" office:value="0.20556479" calcext:value-type="float">
            <text:p>0.20556479</text:p>
          </table:table-cell>
          <table:table-cell table:formula="of:=[.H30]/([.C30]*[.C30])" office:value-type="float" office:value="0.140797801369863" calcext:value-type="float">
            <text:p>0.1407978014</text:p>
          </table:table-cell>
          <table:table-cell office:value-type="float" office:value="2.3461538462" calcext:value-type="float">
            <text:p>2.3461538462</text:p>
          </table:table-cell>
          <table:table-cell office:value-type="float" office:value="2.1153846154" calcext:value-type="float">
            <text:p>2.1153846154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2.3843960505" calcext:value-type="float">
            <text:p>2.3843960505</text:p>
          </table:table-cell>
          <table:table-cell office:value-type="float" office:value="5.9609901262" calcext:value-type="float">
            <text:p>5.9609901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1.7845423745" calcext:value-type="float">
            <text:p>1.7845423745</text:p>
          </table:table-cell>
          <table:table-cell table:formula="of:=[.D31]/([.C31]*[.C31])" office:value-type="float" office:value="0.837184450412835" calcext:value-type="float">
            <text:p>0.8371844504</text:p>
          </table:table-cell>
          <table:table-cell office:value-type="float" office:value="0.6625009864" calcext:value-type="float">
            <text:p>0.6625009864</text:p>
          </table:table-cell>
          <table:table-cell office:value-type="float" office:value="1.2222892976" calcext:value-type="float">
            <text:p>1.2222892976</text:p>
          </table:table-cell>
          <table:table-cell office:value-type="float" office:value="0.3541234032" calcext:value-type="float">
            <text:p>0.3541234032</text:p>
          </table:table-cell>
          <table:table-cell office:value-type="float" office:value="0.2425502762" calcext:value-type="float">
            <text:p>0.2425502762</text:p>
          </table:table-cell>
          <table:table-cell table:formula="of:=[.H31]/([.C31]*[.C31])" office:value-type="float" office:value="0.166130326139989" calcext:value-type="float">
            <text:p>0.1661303261</text:p>
          </table:table-cell>
          <table:table-cell office:value-type="float" office:value="2.4807692308" calcext:value-type="float">
            <text:p>2.48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  <table:table-cell office:value-type="float" office:value="1.8972785934" calcext:value-type="float">
            <text:p>1.8972785934</text:p>
          </table:table-cell>
          <table:table-cell office:value-type="float" office:value="4.7431964836" calcext:value-type="float">
            <text:p>4.74319648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1.2956814088" calcext:value-type="float">
            <text:p>1.2956814088</text:p>
          </table:table-cell>
          <table:table-cell table:formula="of:=[.D32]/([.C32]*[.C32])" office:value-type="float" office:value="0.607844534058923" calcext:value-type="float">
            <text:p>0.6078445341</text:p>
          </table:table-cell>
          <table:table-cell office:value-type="float" office:value="0.4454435943" calcext:value-type="float">
            <text:p>0.4454435943</text:p>
          </table:table-cell>
          <table:table-cell office:value-type="float" office:value="0.8874530197" calcext:value-type="float">
            <text:p>0.8874530197</text:p>
          </table:table-cell>
          <table:table-cell office:value-type="float" office:value="0.3279028276" calcext:value-type="float">
            <text:p>0.3279028276</text:p>
          </table:table-cell>
          <table:table-cell office:value-type="float" office:value="0.2245909778" calcext:value-type="float">
            <text:p>0.2245909778</text:p>
          </table:table-cell>
          <table:table-cell table:formula="of:=[.H32]/([.C32]*[.C32])" office:value-type="float" office:value="0.153829436854945" calcext:value-type="float">
            <text:p>0.1538294369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1.6298043744" calcext:value-type="float">
            <text:p>1.6298043744</text:p>
          </table:table-cell>
          <table:table-cell office:value-type="float" office:value="4.0745109359" calcext:value-type="float">
            <text:p>4.0745109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0.8995521622" calcext:value-type="float">
            <text:p>0.8995521622</text:p>
          </table:table-cell>
          <table:table-cell table:formula="of:=[.D33]/([.C33]*[.C33])" office:value-type="float" office:value="0.422007957496716" calcext:value-type="float">
            <text:p>0.4220079575</text:p>
          </table:table-cell>
          <table:table-cell office:value-type="float" office:value="0.3097216262" calcext:value-type="float">
            <text:p>0.3097216262</text:p>
          </table:table-cell>
          <table:table-cell office:value-type="float" office:value="0.616131618" calcext:value-type="float">
            <text:p>0.616131618</text:p>
          </table:table-cell>
          <table:table-cell office:value-type="float" office:value="0.2744268136" calcext:value-type="float">
            <text:p>0.2744268136</text:p>
          </table:table-cell>
          <table:table-cell office:value-type="float" office:value="0.1879635709" calcext:value-type="float">
            <text:p>0.1879635709</text:p>
          </table:table-cell>
          <table:table-cell table:formula="of:=[.H33]/([.C33]*[.C33])" office:value-type="float" office:value="0.12874217188966" calcext:value-type="float">
            <text:p>0.1287421719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115384615" calcext:value-type="float">
            <text:p>1.2115384615</text:p>
          </table:table-cell>
          <table:table-cell office:value-type="float" office:value="3.8461538462" calcext:value-type="float">
            <text:p>3.8461538462</text:p>
          </table:table-cell>
          <table:table-cell office:value-type="float" office:value="1.1459817638" calcext:value-type="float">
            <text:p>1.1459817638</text:p>
          </table:table-cell>
          <table:table-cell office:value-type="float" office:value="2.8649544094" calcext:value-type="float">
            <text:p>2.864954409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5.1946547283" calcext:value-type="float">
            <text:p>5.1946547283</text:p>
          </table:table-cell>
          <table:table-cell table:formula="of:=[.D35]/([.C35]*[.C35])" office:value-type="float" office:value="2.4369744456277" calcext:value-type="float">
            <text:p>2.4369744456</text:p>
          </table:table-cell>
          <table:table-cell office:value-type="float" office:value="1.1438089224" calcext:value-type="float">
            <text:p>1.1438089224</text:p>
          </table:table-cell>
          <table:table-cell office:value-type="float" office:value="3.5579826906" calcext:value-type="float">
            <text:p>3.5579826906</text:p>
          </table:table-cell>
          <table:table-cell office:value-type="float" office:value="0.1879310127" calcext:value-type="float">
            <text:p>0.1879310127</text:p>
          </table:table-cell>
          <table:table-cell office:value-type="float" office:value="0.1287198717" calcext:value-type="float">
            <text:p>0.1287198717</text:p>
          </table:table-cell>
          <table:table-cell table:formula="of:=[.H35]/([.C35]*[.C35])" office:value-type="float" office:value="0.0881642956933759" calcext:value-type="float">
            <text:p>0.0881642957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538461538" calcext:value-type="float">
            <text:p>0.653846153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3.4313835167" calcext:value-type="float">
            <text:p>3.4313835167</text:p>
          </table:table-cell>
          <table:table-cell office:value-type="float" office:value="8.5784587917" calcext:value-type="float">
            <text:p>8.5784587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3.8763373509" calcext:value-type="float">
            <text:p>3.8763373509</text:p>
          </table:table-cell>
          <table:table-cell table:formula="of:=[.D36]/([.C36]*[.C36])" office:value-type="float" office:value="1.81851067315631" calcext:value-type="float">
            <text:p>1.8185106732</text:p>
          </table:table-cell>
          <table:table-cell office:value-type="float" office:value="1.0691676574" calcext:value-type="float">
            <text:p>1.0691676574</text:p>
          </table:table-cell>
          <table:table-cell office:value-type="float" office:value="2.6550255828" calcext:value-type="float">
            <text:p>2.6550255828</text:p>
          </table:table-cell>
          <table:table-cell office:value-type="float" office:value="0.3483739607" calcext:value-type="float">
            <text:p>0.3483739607</text:p>
          </table:table-cell>
          <table:table-cell office:value-type="float" office:value="0.2386123018" calcext:value-type="float">
            <text:p>0.2386123018</text:p>
          </table:table-cell>
          <table:table-cell table:formula="of:=[.H36]/([.C36]*[.C36])" office:value-type="float" office:value="0.163433083458435" calcext:value-type="float">
            <text:p>0.1634330835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2.8313241276" calcext:value-type="float">
            <text:p>2.8313241276</text:p>
          </table:table-cell>
          <table:table-cell office:value-type="float" office:value="7.078310319" calcext:value-type="float">
            <text:p>7.078310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2.7720690721" calcext:value-type="float">
            <text:p>2.7720690721</text:p>
          </table:table-cell>
          <table:table-cell table:formula="of:=[.D37]/([.C37]*[.C37])" office:value-type="float" office:value="1.30046400455057" calcext:value-type="float">
            <text:p>1.3004640046</text:p>
          </table:table-cell>
          <table:table-cell office:value-type="float" office:value="0.9373872319" calcext:value-type="float">
            <text:p>0.9373872319</text:p>
          </table:table-cell>
          <table:table-cell office:value-type="float" office:value="1.8986774467" calcext:value-type="float">
            <text:p>1.8986774467</text:p>
          </table:table-cell>
          <table:table-cell office:value-type="float" office:value="0.4778661357" calcext:value-type="float">
            <text:p>0.4778661357</text:p>
          </table:table-cell>
          <table:table-cell office:value-type="float" office:value="0.3273055724" calcext:value-type="float">
            <text:p>0.3273055724</text:p>
          </table:table-cell>
          <table:table-cell table:formula="of:=[.H37]/([.C37]*[.C37])" office:value-type="float" office:value="0.224181898902233" calcext:value-type="float">
            <text:p>0.2241818989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692307692" calcext:value-type="float">
            <text:p>2.2692307692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2.9895276946" calcext:value-type="float">
            <text:p>2.9895276946</text:p>
          </table:table-cell>
          <table:table-cell office:value-type="float" office:value="7.4738192366" calcext:value-type="float">
            <text:p>7.47381923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1.6443746676" calcext:value-type="float">
            <text:p>1.6443746676</text:p>
          </table:table-cell>
          <table:table-cell table:formula="of:=[.D38]/([.C38]*[.C38])" office:value-type="float" office:value="0.771427410208294" calcext:value-type="float">
            <text:p>0.7714274102</text:p>
          </table:table-cell>
          <table:table-cell office:value-type="float" office:value="0.5733015825" calcext:value-type="float">
            <text:p>0.5733015825</text:p>
          </table:table-cell>
          <table:table-cell office:value-type="float" office:value="1.1262840189" calcext:value-type="float">
            <text:p>1.1262840189</text:p>
          </table:table-cell>
          <table:table-cell office:value-type="float" office:value="0.3379406349" calcext:value-type="float">
            <text:p>0.3379406349</text:p>
          </table:table-cell>
          <table:table-cell office:value-type="float" office:value="0.2314661883" calcext:value-type="float">
            <text:p>0.2314661883</text:p>
          </table:table-cell>
          <table:table-cell table:formula="of:=[.H38]/([.C38]*[.C38])" office:value-type="float" office:value="0.158538485128542" calcext:value-type="float">
            <text:p>0.1585384851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1.7926514643" calcext:value-type="float">
            <text:p>1.7926514643</text:p>
          </table:table-cell>
          <table:table-cell office:value-type="float" office:value="4.4816286608" calcext:value-type="float">
            <text:p>4.4816286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1.1176349742" calcext:value-type="float">
            <text:p>1.1176349742</text:p>
          </table:table-cell>
          <table:table-cell table:formula="of:=[.D39]/([.C39]*[.C39])" office:value-type="float" office:value="0.524317402045412" calcext:value-type="float">
            <text:p>0.524317402</text:p>
          </table:table-cell>
          <table:table-cell office:value-type="float" office:value="0.3837458311" calcext:value-type="float">
            <text:p>0.3837458311</text:p>
          </table:table-cell>
          <table:table-cell office:value-type="float" office:value="0.765503407" calcext:value-type="float">
            <text:p>0.765503407</text:p>
          </table:table-cell>
          <table:table-cell office:value-type="float" office:value="0.3375362663" calcext:value-type="float">
            <text:p>0.3375362663</text:p>
          </table:table-cell>
          <table:table-cell office:value-type="float" office:value="0.2311892235" calcext:value-type="float">
            <text:p>0.2311892235</text:p>
          </table:table-cell>
          <table:table-cell table:formula="of:=[.H39]/([.C39]*[.C39])" office:value-type="float" office:value="0.158348783214487" calcext:value-type="float">
            <text:p>0.1583487832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.7692307692" calcext:value-type="float">
            <text:p>1.7692307692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1.3323986309" calcext:value-type="float">
            <text:p>1.3323986309</text:p>
          </table:table-cell>
          <table:table-cell office:value-type="float" office:value="3.3309965771" calcext:value-type="float">
            <text:p>3.33099657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0.7600555986" calcext:value-type="float">
            <text:p>0.7600555986</text:p>
          </table:table-cell>
          <table:table-cell table:formula="of:=[.D40]/([.C40]*[.C40])" office:value-type="float" office:value="0.356565771533121" calcext:value-type="float">
            <text:p>0.3565657715</text:p>
          </table:table-cell>
          <table:table-cell office:value-type="float" office:value="0.2627815332" calcext:value-type="float">
            <text:p>0.2627815332</text:p>
          </table:table-cell>
          <table:table-cell office:value-type="float" office:value="0.5205860265" calcext:value-type="float">
            <text:p>0.5205860265</text:p>
          </table:table-cell>
          <table:table-cell office:value-type="float" office:value="0.1858160155" calcext:value-type="float">
            <text:p>0.1858160155</text:p>
          </table:table-cell>
          <table:table-cell office:value-type="float" office:value="0.1272712435" calcext:value-type="float">
            <text:p>0.1272712435</text:p>
          </table:table-cell>
          <table:table-cell table:formula="of:=[.H40]/([.C40]*[.C40])" office:value-type="float" office:value="0.0871720845843498" calcext:value-type="float">
            <text:p>0.0871720846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office:value-type="float" office:value="1.1866540916" calcext:value-type="float">
            <text:p>1.1866540916</text:p>
          </table:table-cell>
          <table:table-cell office:value-type="float" office:value="2.966635229" calcext:value-type="float">
            <text:p>2.9666352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0.5368159248" calcext:value-type="float">
            <text:p>0.5368159248</text:p>
          </table:table-cell>
          <table:table-cell table:formula="of:=[.D41]/([.C41]*[.C41])" office:value-type="float" office:value="0.251837082379433" calcext:value-type="float">
            <text:p>0.2518370824</text:p>
          </table:table-cell>
          <table:table-cell office:value-type="float" office:value="0.1833585984" calcext:value-type="float">
            <text:p>0.1833585984</text:p>
          </table:table-cell>
          <table:table-cell office:value-type="float" office:value="0.3676821403" calcext:value-type="float">
            <text:p>0.3676821403</text:p>
          </table:table-cell>
          <table:table-cell office:value-type="float" office:value="0.1972447558" calcext:value-type="float">
            <text:p>0.1972447558</text:p>
          </table:table-cell>
          <table:table-cell office:value-type="float" office:value="0.1350991478" calcext:value-type="float">
            <text:p>0.1350991478</text:p>
          </table:table-cell>
          <table:table-cell table:formula="of:=[.H41]/([.C41]*[.C41])" office:value-type="float" office:value="0.0925336628823419" calcext:value-type="float">
            <text:p>0.0925336629</text:p>
          </table:table-cell>
          <table:table-cell table:number-columns-repeated="2" office:value-type="float" office:value="0.7692307692" calcext:value-type="float">
            <text:p>0.7692307692</text:p>
          </table:table-cell>
          <table:table-cell office:value-type="float" office:value="0" calcext:value-type="float">
            <text:p>0</text:p>
          </table:table-cell>
          <table:table-cell office:value-type="float" office:value="0.9037603136" calcext:value-type="float">
            <text:p>0.9037603136</text:p>
          </table:table-cell>
          <table:table-cell office:value-type="float" office:value="2.259400784" calcext:value-type="float">
            <text:p>2.25940078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3.6009293687" calcext:value-type="float">
            <text:p>3.6009293687</text:p>
          </table:table-cell>
          <table:table-cell table:formula="of:=[.D43]/([.C43]*[.C43])" office:value-type="float" office:value="1.68930820449428" calcext:value-type="float">
            <text:p>1.6893082045</text:p>
          </table:table-cell>
          <table:table-cell office:value-type="float" office:value="1.3009007559" calcext:value-type="float">
            <text:p>1.3009007559</text:p>
          </table:table-cell>
          <table:table-cell office:value-type="float" office:value="2.4663899785" calcext:value-type="float">
            <text:p>2.4663899785</text:p>
          </table:table-cell>
          <table:table-cell office:value-type="float" office:value="0.2485489177" calcext:value-type="float">
            <text:p>0.2485489177</text:p>
          </table:table-cell>
          <table:table-cell office:value-type="float" office:value="0.1702389847" calcext:value-type="float">
            <text:p>0.1702389847</text:p>
          </table:table-cell>
          <table:table-cell table:formula="of:=[.H43]/([.C43]*[.C43])" office:value-type="float" office:value="0.116602044332896" calcext:value-type="float">
            <text:p>0.1166020443</text:p>
          </table:table-cell>
          <table:table-cell office:value-type="float" office:value="0.9807692308" calcext:value-type="float">
            <text:p>0.9807692308</text:p>
          </table:table-cell>
          <table:table-cell office:value-type="float" office:value="0.9423076923" calcext:value-type="float">
            <text:p>0.9423076923</text:p>
          </table:table-cell>
          <table:table-cell office:value-type="float" office:value="3.8461538462" calcext:value-type="float">
            <text:p>3.8461538462</text:p>
          </table:table-cell>
          <table:table-cell office:value-type="float" office:value="2.8372671199" calcext:value-type="float">
            <text:p>2.8372671199</text:p>
          </table:table-cell>
          <table:table-cell office:value-type="float" office:value="7.0931677998" calcext:value-type="float">
            <text:p>7.0931677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2.3071346971" calcext:value-type="float">
            <text:p>2.3071346971</text:p>
          </table:table-cell>
          <table:table-cell table:formula="of:=[.D44]/([.C44]*[.C44])" office:value-type="float" office:value="1.08234879766373" calcext:value-type="float">
            <text:p>1.0823487977</text:p>
          </table:table-cell>
          <table:table-cell office:value-type="float" office:value="0.8532241084" calcext:value-type="float">
            <text:p>0.8532241084</text:p>
          </table:table-cell>
          <table:table-cell office:value-type="float" office:value="1.5802292446" calcext:value-type="float">
            <text:p>1.5802292446</text:p>
          </table:table-cell>
          <table:table-cell office:value-type="float" office:value="0.4775565538" calcext:value-type="float">
            <text:p>0.4775565538</text:p>
          </table:table-cell>
          <table:table-cell office:value-type="float" office:value="0.32709353" calcext:value-type="float">
            <text:p>0.32709353</text:p>
          </table:table-cell>
          <table:table-cell table:formula="of:=[.H44]/([.C44]*[.C44])" office:value-type="float" office:value="0.224036664383562" calcext:value-type="float">
            <text:p>0.2240366644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2.3269230769" calcext:value-type="float">
            <text:p>2.3269230769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2.4640562898" calcext:value-type="float">
            <text:p>2.4640562898</text:p>
          </table:table-cell>
          <table:table-cell office:value-type="float" office:value="6.1601407246" calcext:value-type="float">
            <text:p>6.1601407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1.3394082631" calcext:value-type="float">
            <text:p>1.3394082631</text:p>
          </table:table-cell>
          <table:table-cell table:formula="of:=[.D45]/([.C45]*[.C45])" office:value-type="float" office:value="0.628358164336649" calcext:value-type="float">
            <text:p>0.6283581643</text:p>
          </table:table-cell>
          <table:table-cell office:value-type="float" office:value="0.5436045159" calcext:value-type="float">
            <text:p>0.5436045159</text:p>
          </table:table-cell>
          <table:table-cell office:value-type="float" office:value="0.91740292" calcext:value-type="float">
            <text:p>0.91740292</text:p>
          </table:table-cell>
          <table:table-cell office:value-type="float" office:value="0.281217873" calcext:value-type="float">
            <text:p>0.281217873</text:p>
          </table:table-cell>
          <table:table-cell office:value-type="float" office:value="0.1926149815" calcext:value-type="float">
            <text:p>0.1926149815</text:p>
          </table:table-cell>
          <table:table-cell table:formula="of:=[.H45]/([.C45]*[.C45])" office:value-type="float" office:value="0.131928069525239" calcext:value-type="float">
            <text:p>0.1319280695</text:p>
          </table:table-cell>
          <table:table-cell office:value-type="float" office:value="1.9038461539" calcext:value-type="float">
            <text:p>1.9038461539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1.8518924129" calcext:value-type="float">
            <text:p>1.8518924129</text:p>
          </table:table-cell>
          <table:table-cell office:value-type="float" office:value="4.6297310322" calcext:value-type="float">
            <text:p>4.6297310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8361784777" calcext:value-type="float">
            <text:p>0.8361784777</text:p>
          </table:table-cell>
          <table:table-cell table:formula="of:=[.D46]/([.C46]*[.C46])" office:value-type="float" office:value="0.392277386798649" calcext:value-type="float">
            <text:p>0.3922773868</text:p>
          </table:table-cell>
          <table:table-cell office:value-type="float" office:value="0.3191419813" calcext:value-type="float">
            <text:p>0.3191419813</text:p>
          </table:table-cell>
          <table:table-cell office:value-type="float" office:value="0.5727249847" calcext:value-type="float">
            <text:p>0.5727249847</text:p>
          </table:table-cell>
          <table:table-cell office:value-type="float" office:value="0.2966395161" calcext:value-type="float">
            <text:p>0.2966395161</text:p>
          </table:table-cell>
          <table:table-cell office:value-type="float" office:value="0.2031777507" calcext:value-type="float">
            <text:p>0.2031777507</text:p>
          </table:table-cell>
          <table:table-cell table:formula="of:=[.H46]/([.C46]*[.C46])" office:value-type="float" office:value="0.139162842981798" calcext:value-type="float">
            <text:p>0.139162843</text:p>
          </table:table-cell>
          <table:table-cell office:value-type="float" office:value="1.4038461539" calcext:value-type="float">
            <text:p>1.4038461539</text:p>
          </table:table-cell>
          <table:table-cell office:value-type="float" office:value="1.1153846154" calcext:value-type="float">
            <text:p>1.1153846154</text:p>
          </table:table-cell>
          <table:table-cell office:value-type="float" office:value="3.8461538462" calcext:value-type="float">
            <text:p>3.8461538462</text:p>
          </table:table-cell>
          <table:table-cell office:value-type="float" office:value="1.3725789707" calcext:value-type="float">
            <text:p>1.3725789707</text:p>
          </table:table-cell>
          <table:table-cell office:value-type="float" office:value="3.4314474267" calcext:value-type="float">
            <text:p>3.4314474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5285359093" calcext:value-type="float">
            <text:p>0.5285359093</text:p>
          </table:table-cell>
          <table:table-cell table:formula="of:=[.D47]/([.C47]*[.C47])" office:value-type="float" office:value="0.24795266902796" calcext:value-type="float">
            <text:p>0.247952669</text:p>
          </table:table-cell>
          <table:table-cell office:value-type="float" office:value="0.1887168996" calcext:value-type="float">
            <text:p>0.1887168996</text:p>
          </table:table-cell>
          <table:table-cell office:value-type="float" office:value="0.3620108968" calcext:value-type="float">
            <text:p>0.3620108968</text:p>
          </table:table-cell>
          <table:table-cell office:value-type="float" office:value="0.1695206406" calcext:value-type="float">
            <text:p>0.1695206406</text:p>
          </table:table-cell>
          <table:table-cell office:value-type="float" office:value="0.1161100278" calcext:value-type="float">
            <text:p>0.1161100278</text:p>
          </table:table-cell>
          <table:table-cell table:formula="of:=[.H47]/([.C47]*[.C47])" office:value-type="float" office:value="0.0795274163069994" calcext:value-type="float">
            <text:p>0.079527416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053842908" calcext:value-type="float">
            <text:p>1.053842908</text:p>
          </table:table-cell>
          <table:table-cell office:value-type="float" office:value="2.6346072701" calcext:value-type="float">
            <text:p>2.6346072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3546035608" calcext:value-type="float">
            <text:p>0.3546035608</text:p>
          </table:table-cell>
          <table:table-cell table:formula="of:=[.D48]/([.C48]*[.C48])" office:value-type="float" office:value="0.166355583036217" calcext:value-type="float">
            <text:p>0.166355583</text:p>
          </table:table-cell>
          <table:table-cell office:value-type="float" office:value="0.1268798845" calcext:value-type="float">
            <text:p>0.1268798845</text:p>
          </table:table-cell>
          <table:table-cell office:value-type="float" office:value="0.2428791512" calcext:value-type="float">
            <text:p>0.2428791512</text:p>
          </table:table-cell>
          <table:table-cell office:value-type="float" office:value="0.1834929172" calcext:value-type="float">
            <text:p>0.1834929172</text:p>
          </table:table-cell>
          <table:table-cell office:value-type="float" office:value="0.1256800803" calcext:value-type="float">
            <text:p>0.1256800803</text:p>
          </table:table-cell>
          <table:table-cell table:formula="of:=[.H48]/([.C48]*[.C48])" office:value-type="float" office:value="0.0860822467629949" calcext:value-type="float">
            <text:p>0.0860822468</text:p>
          </table:table-cell>
          <table:table-cell table:number-columns-repeated="2" office:value-type="float" office:value="0.5192307692" calcext:value-type="float">
            <text:p>0.5192307692</text:p>
          </table:table-cell>
          <table:table-cell office:value-type="float" office:value="0" calcext:value-type="float">
            <text:p>0</text:p>
          </table:table-cell>
          <table:table-cell office:value-type="float" office:value="0.9716618015" calcext:value-type="float">
            <text:p>0.9716618015</text:p>
          </table:table-cell>
          <table:table-cell office:value-type="float" office:value="2.4291545037" calcext:value-type="float">
            <text:p>2.42915450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2506062422" calcext:value-type="float">
            <text:p>0.2506062422</text:p>
          </table:table-cell>
          <table:table-cell table:formula="of:=[.D49]/([.C49]*[.C49])" office:value-type="float" office:value="0.117567199380747" calcext:value-type="float">
            <text:p>0.1175671994</text:p>
          </table:table-cell>
          <table:table-cell office:value-type="float" office:value="0.0946930396" calcext:value-type="float">
            <text:p>0.0946930396</text:p>
          </table:table-cell>
          <table:table-cell office:value-type="float" office:value="0.1716481111" calcext:value-type="float">
            <text:p>0.1716481111</text:p>
          </table:table-cell>
          <table:table-cell office:value-type="float" office:value="0.1719822241" calcext:value-type="float">
            <text:p>0.1719822241</text:p>
          </table:table-cell>
          <table:table-cell office:value-type="float" office:value="0.1177960439" calcext:value-type="float">
            <text:p>0.1177960439</text:p>
          </table:table-cell>
          <table:table-cell table:formula="of:=[.H49]/([.C49]*[.C49])" office:value-type="float" office:value="0.0806822218521299" calcext:value-type="float">
            <text:p>0.0806822219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office:value-type="float" office:value="0.8439331958" calcext:value-type="float">
            <text:p>0.8439331958</text:p>
          </table:table-cell>
          <table:table-cell office:value-type="float" office:value="2.1098329894" calcext:value-type="float">
            <text:p>2.109832989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51]/([.C51]*[.C5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4229712" calcext:value-type="float">
            <text:p>0.2054229712</text:p>
          </table:table-cell>
          <table:table-cell office:value-type="float" office:value="0.0938004435" calcext:value-type="float">
            <text:p>0.0938004435</text:p>
          </table:table-cell>
          <table:table-cell table:formula="of:=[.H51]/([.C51]*[.C51])" office:value-type="float" office:value="0.0428312527261734" calcext:value-type="float">
            <text:p>0.0428312527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52]/([.C52]*[.C5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8403664" calcext:value-type="float">
            <text:p>0.1728403664</text:p>
          </table:table-cell>
          <table:table-cell office:value-type="float" office:value="0.0789225417" calcext:value-type="float">
            <text:p>0.0789225417</text:p>
          </table:table-cell>
          <table:table-cell table:formula="of:=[.H52]/([.C52]*[.C52])" office:value-type="float" office:value="0.0360376902900273" calcext:value-type="float">
            <text:p>0.0360376903</text:p>
          </table:table-cell>
          <table:table-cell table:number-columns-repeated="2" office:value-type="float" office:value="0.6346153846" calcext:value-type="float">
            <text:p>0.634615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53]/([.C53]*[.C5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9210853" calcext:value-type="float">
            <text:p>0.2079210853</text:p>
          </table:table-cell>
          <table:table-cell office:value-type="float" office:value="0.0949411348" calcext:value-type="float">
            <text:p>0.0949411348</text:p>
          </table:table-cell>
          <table:table-cell table:formula="of:=[.H53]/([.C53]*[.C53])" office:value-type="float" office:value="0.0433521163653802" calcext:value-type="float">
            <text:p>0.0433521164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54]/([.C54]*[.C5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1908433" calcext:value-type="float">
            <text:p>0.1781908433</text:p>
          </table:table-cell>
          <table:table-cell office:value-type="float" office:value="0.0813656819" calcext:value-type="float">
            <text:p>0.0813656819</text:p>
          </table:table-cell>
          <table:table-cell table:formula="of:=[.H54]/([.C54]*[.C54])" office:value-type="float" office:value="0.037153279393674" calcext:value-type="float">
            <text:p>0.0371532794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55]/([.C55]*[.C5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737836" calcext:value-type="float">
            <text:p>0.1895737836</text:p>
          </table:table-cell>
          <table:table-cell office:value-type="float" office:value="0.0865633715" calcext:value-type="float">
            <text:p>0.0865633715</text:p>
          </table:table-cell>
          <table:table-cell table:formula="of:=[.H55]/([.C55]*[.C55])" office:value-type="float" office:value="0.0395266536560956" calcext:value-type="float">
            <text:p>0.0395266537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730769231" calcext:value-type="float">
            <text:p>0.6730769231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56]/([.C56]*[.C5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570673" calcext:value-type="float">
            <text:p>0.224570673</text:p>
          </table:table-cell>
          <table:table-cell office:value-type="float" office:value="0.1025436863" calcext:value-type="float">
            <text:p>0.1025436863</text:p>
          </table:table-cell>
          <table:table-cell table:formula="of:=[.H56]/([.C56]*[.C56])" office:value-type="float" office:value="0.0468236010508538" calcext:value-type="float">
            <text:p>0.0468236011</text:p>
          </table:table-cell>
          <table:table-cell table:number-columns-repeated="2" office:value-type="float" office:value="0.9038461538" calcext:value-type="float">
            <text:p>0.9038461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57]/([.C57]*[.C5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8450953" calcext:value-type="float">
            <text:p>0.1578450953</text:p>
          </table:table-cell>
          <table:table-cell office:value-type="float" office:value="0.072075386" calcext:value-type="float">
            <text:p>0.072075386</text:p>
          </table:table-cell>
          <table:table-cell table:formula="of:=[.H57]/([.C57]*[.C57])" office:value-type="float" office:value="0.0329111351514772" calcext:value-type="float">
            <text:p>0.0329111352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6.8705564362" calcext:value-type="float">
            <text:p>6.8705564362</text:p>
          </table:table-cell>
          <table:table-cell table:formula="of:=[.D59]/([.C59]*[.C59])" office:value-type="float" office:value="1.43252985471529" calcext:value-type="float">
            <text:p>1.4325298547</text:p>
          </table:table-cell>
          <table:table-cell office:value-type="float" office:value="2.8586537901" calcext:value-type="float">
            <text:p>2.8586537901</text:p>
          </table:table-cell>
          <table:table-cell office:value-type="float" office:value="3.1372403818" calcext:value-type="float">
            <text:p>3.1372403818</text:p>
          </table:table-cell>
          <table:table-cell office:value-type="float" office:value="0.2239215552" calcext:value-type="float">
            <text:p>0.2239215552</text:p>
          </table:table-cell>
          <table:table-cell office:value-type="float" office:value="0.1022472855" calcext:value-type="float">
            <text:p>0.1022472855</text:p>
          </table:table-cell>
          <table:table-cell table:formula="of:=[.H59]/([.C59]*[.C59])" office:value-type="float" office:value="0.0466882582097955" calcext:value-type="float">
            <text:p>0.0466882582</text:p>
          </table:table-cell>
          <table:table-cell office:value-type="float" office:value="0.9230769231" calcext:value-type="float">
            <text:p>0.9230769231</text:p>
          </table:table-cell>
          <table:table-cell office:value-type="float" office:value="0.8461538462" calcext:value-type="float">
            <text:p>0.8461538462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7.4283940573" calcext:value-type="float">
            <text:p>7.4283940573</text:p>
          </table:table-cell>
          <table:table-cell office:value-type="float" office:value="18.5709851432" calcext:value-type="float">
            <text:p>18.5709851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9.2530437624" calcext:value-type="float">
            <text:p>9.2530437624</text:p>
          </table:table-cell>
          <table:table-cell table:formula="of:=[.D60]/([.C60]*[.C60])" office:value-type="float" office:value="1.92928499455808" calcext:value-type="float">
            <text:p>1.9292849946</text:p>
          </table:table-cell>
          <table:table-cell office:value-type="float" office:value="3.8291259425" calcext:value-type="float">
            <text:p>3.8291259425</text:p>
          </table:table-cell>
          <table:table-cell office:value-type="float" office:value="4.2251341381" calcext:value-type="float">
            <text:p>4.2251341381</text:p>
          </table:table-cell>
          <table:table-cell office:value-type="float" office:value="0.2614397429" calcext:value-type="float">
            <text:p>0.2614397429</text:p>
          </table:table-cell>
          <table:table-cell office:value-type="float" office:value="0.119378878" calcext:value-type="float">
            <text:p>0.119378878</text:p>
          </table:table-cell>
          <table:table-cell table:formula="of:=[.H60]/([.C60]*[.C60])" office:value-type="float" office:value="0.0545109032130272" calcext:value-type="float">
            <text:p>0.0545109032</text:p>
          </table:table-cell>
          <table:table-cell table:number-columns-repeated="2" office:value-type="float" office:value="0.7884615385" calcext:value-type="float">
            <text:p>0.7884615385</text:p>
          </table:table-cell>
          <table:table-cell office:value-type="float" office:value="0" calcext:value-type="float">
            <text:p>0</text:p>
          </table:table-cell>
          <table:table-cell office:value-type="float" office:value="7.0345013212" calcext:value-type="float">
            <text:p>7.0345013212</text:p>
          </table:table-cell>
          <table:table-cell office:value-type="float" office:value="17.586253303" calcext:value-type="float">
            <text:p>17.586253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0297525142" calcext:value-type="float">
            <text:p>11.0297525142</text:p>
          </table:table-cell>
          <table:table-cell table:formula="of:=[.D61]/([.C61]*[.C61])" office:value-type="float" office:value="2.29973364070808" calcext:value-type="float">
            <text:p>2.2997336407</text:p>
          </table:table-cell>
          <table:table-cell office:value-type="float" office:value="3.7192266861" calcext:value-type="float">
            <text:p>3.7192266861</text:p>
          </table:table-cell>
          <table:table-cell office:value-type="float" office:value="5.0364166732" calcext:value-type="float">
            <text:p>5.0364166732</text:p>
          </table:table-cell>
          <table:table-cell office:value-type="float" office:value="0.2561895512" calcext:value-type="float">
            <text:p>0.2561895512</text:p>
          </table:table-cell>
          <table:table-cell office:value-type="float" office:value="0.1169815302" calcext:value-type="float">
            <text:p>0.1169815302</text:p>
          </table:table-cell>
          <table:table-cell table:formula="of:=[.H61]/([.C61]*[.C61])" office:value-type="float" office:value="0.0534162238485436" calcext:value-type="float">
            <text:p>0.0534162238</text:p>
          </table:table-cell>
          <table:table-cell office:value-type="float" office:value="1.4615384615" calcext:value-type="float">
            <text:p>1.4615384615</text:p>
          </table:table-cell>
          <table:table-cell office:value-type="float" office:value="1.3653846154" calcext:value-type="float">
            <text:p>1.3653846154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7.0114514402" calcext:value-type="float">
            <text:p>7.0114514402</text:p>
          </table:table-cell>
          <table:table-cell office:value-type="float" office:value="17.5286286006" calcext:value-type="float">
            <text:p>17.5286286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9028009101" calcext:value-type="float">
            <text:p>11.9028009101</text:p>
          </table:table-cell>
          <table:table-cell table:formula="of:=[.D62]/([.C62]*[.C62])" office:value-type="float" office:value="2.48176662498697" calcext:value-type="float">
            <text:p>2.481766625</text:p>
          </table:table-cell>
          <table:table-cell office:value-type="float" office:value="3.0457850782" calcext:value-type="float">
            <text:p>3.0457850782</text:p>
          </table:table-cell>
          <table:table-cell office:value-type="float" office:value="5.4350689087" calcext:value-type="float">
            <text:p>5.4350689087</text:p>
          </table:table-cell>
          <table:table-cell office:value-type="float" office:value="0.3001807686" calcext:value-type="float">
            <text:p>0.3001807686</text:p>
          </table:table-cell>
          <table:table-cell office:value-type="float" office:value="0.1370688441" calcext:value-type="float">
            <text:p>0.1370688441</text:p>
          </table:table-cell>
          <table:table-cell table:formula="of:=[.H62]/([.C62]*[.C62])" office:value-type="float" office:value="0.0625885132920498" calcext:value-type="float">
            <text:p>0.0625885133</text:p>
          </table:table-cell>
          <table:table-cell office:value-type="float" office:value="1.5576923077" calcext:value-type="float">
            <text:p>1.5576923077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6.0045377413" calcext:value-type="float">
            <text:p>6.0045377413</text:p>
          </table:table-cell>
          <table:table-cell office:value-type="float" office:value="15.0113443533" calcext:value-type="float">
            <text:p>15.0113443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6946787034" calcext:value-type="float">
            <text:p>11.6946787034</text:p>
          </table:table-cell>
          <table:table-cell table:formula="of:=[.D63]/([.C63]*[.C63])" office:value-type="float" office:value="2.43837257425825" calcext:value-type="float">
            <text:p>2.4383725743</text:p>
          </table:table-cell>
          <table:table-cell office:value-type="float" office:value="2.7133623899" calcext:value-type="float">
            <text:p>2.7133623899</text:p>
          </table:table-cell>
          <table:table-cell office:value-type="float" office:value="5.3400359376" calcext:value-type="float">
            <text:p>5.3400359376</text:p>
          </table:table-cell>
          <table:table-cell office:value-type="float" office:value="0.3764911408" calcext:value-type="float">
            <text:p>0.3764911408</text:p>
          </table:table-cell>
          <table:table-cell office:value-type="float" office:value="0.1719137629" calcext:value-type="float">
            <text:p>0.1719137629</text:p>
          </table:table-cell>
          <table:table-cell table:formula="of:=[.H63]/([.C63]*[.C63])" office:value-type="float" office:value="0.0784994351243719" calcext:value-type="float">
            <text:p>0.0784994351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8461538462" calcext:value-type="float">
            <text:p>1.8461538462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6.0046287785" calcext:value-type="float">
            <text:p>6.0046287785</text:p>
          </table:table-cell>
          <table:table-cell office:value-type="float" office:value="15.0115719462" calcext:value-type="float">
            <text:p>15.0115719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0.3302833799" calcext:value-type="float">
            <text:p>10.3302833799</text:p>
          </table:table-cell>
          <table:table-cell table:formula="of:=[.D64]/([.C64]*[.C64])" office:value-type="float" office:value="2.15389240839432" calcext:value-type="float">
            <text:p>2.1538924084</text:p>
          </table:table-cell>
          <table:table-cell office:value-type="float" office:value="2.6279706026" calcext:value-type="float">
            <text:p>2.6279706026</text:p>
          </table:table-cell>
          <table:table-cell office:value-type="float" office:value="4.7170243744" calcext:value-type="float">
            <text:p>4.7170243744</text:p>
          </table:table-cell>
          <table:table-cell office:value-type="float" office:value="0.2865636711" calcext:value-type="float">
            <text:p>0.2865636711</text:p>
          </table:table-cell>
          <table:table-cell office:value-type="float" office:value="0.1308509914" calcext:value-type="float">
            <text:p>0.1308509914</text:p>
          </table:table-cell>
          <table:table-cell table:formula="of:=[.H64]/([.C64]*[.C64])" office:value-type="float" office:value="0.0597493111277913" calcext:value-type="float">
            <text:p>0.0597493111</text:p>
          </table:table-cell>
          <table:table-cell office:value-type="float" office:value="1.9615384615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  <table:table-cell office:value-type="float" office:value="5.3979882426" calcext:value-type="float">
            <text:p>5.3979882426</text:p>
          </table:table-cell>
          <table:table-cell office:value-type="float" office:value="13.4949706065" calcext:value-type="float">
            <text:p>13.494970606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9.4436949928" calcext:value-type="float">
            <text:p>9.4436949928</text:p>
          </table:table-cell>
          <table:table-cell table:formula="of:=[.D65]/([.C65]*[.C65])" office:value-type="float" office:value="1.96903629882613" calcext:value-type="float">
            <text:p>1.9690362988</text:p>
          </table:table-cell>
          <table:table-cell office:value-type="float" office:value="2.4313802979" calcext:value-type="float">
            <text:p>2.4313802979</text:p>
          </table:table-cell>
          <table:table-cell office:value-type="float" office:value="4.3121894944" calcext:value-type="float">
            <text:p>4.3121894944</text:p>
          </table:table-cell>
          <table:table-cell office:value-type="float" office:value="0.4752491923" calcext:value-type="float">
            <text:p>0.4752491923</text:p>
          </table:table-cell>
          <table:table-cell office:value-type="float" office:value="0.2170087636" calcext:value-type="float">
            <text:p>0.2170087636</text:p>
          </table:table-cell>
          <table:table-cell table:formula="of:=[.H65]/([.C65]*[.C65])" office:value-type="float" office:value="0.0990907596380393" calcext:value-type="float">
            <text:p>0.0990907596</text:p>
          </table:table-cell>
          <table:table-cell office:value-type="float" office:value="4.6730769231" calcext:value-type="float">
            <text:p>4.6730769231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5.0493071785" calcext:value-type="float">
            <text:p>5.0493071785</text:p>
          </table:table-cell>
          <table:table-cell office:value-type="float" office:value="12.6232679464" calcext:value-type="float">
            <text:p>12.623267946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10.8344591329" calcext:value-type="float">
            <text:p>10.8344591329</text:p>
          </table:table-cell>
          <table:table-cell table:formula="of:=[.D67]/([.C67]*[.C67])" office:value-type="float" office:value="2.25901443524947" calcext:value-type="float">
            <text:p>2.2590144352</text:p>
          </table:table-cell>
          <table:table-cell office:value-type="float" office:value="3.7009069892" calcext:value-type="float">
            <text:p>3.7009069892</text:p>
          </table:table-cell>
          <table:table-cell office:value-type="float" office:value="4.9472416132" calcext:value-type="float">
            <text:p>4.9472416132</text:p>
          </table:table-cell>
          <table:table-cell office:value-type="float" office:value="0.2161314727" calcext:value-type="float">
            <text:p>0.2161314727</text:p>
          </table:table-cell>
          <table:table-cell office:value-type="float" office:value="0.0986901702" calcext:value-type="float">
            <text:p>0.0986901702</text:p>
          </table:table-cell>
          <table:table-cell table:formula="of:=[.H67]/([.C67]*[.C67])" office:value-type="float" office:value="0.0450640046496111" calcext:value-type="float">
            <text:p>0.0450640046</text:p>
          </table:table-cell>
          <table:table-cell table:number-columns-repeated="2" office:value-type="float" office:value="1.0576923077" calcext:value-type="float">
            <text:p>1.0576923077</text:p>
          </table:table-cell>
          <table:table-cell office:value-type="float" office:value="0" calcext:value-type="float">
            <text:p>0</text:p>
          </table:table-cell>
          <table:table-cell office:value-type="float" office:value="6.6588605256" calcext:value-type="float">
            <text:p>6.6588605256</text:p>
          </table:table-cell>
          <table:table-cell office:value-type="float" office:value="16.6471513139" calcext:value-type="float">
            <text:p>16.6471513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11.9932375134" calcext:value-type="float">
            <text:p>11.9932375134</text:p>
          </table:table-cell>
          <table:table-cell table:formula="of:=[.D68]/([.C68]*[.C68])" office:value-type="float" office:value="2.5006229047351" calcext:value-type="float">
            <text:p>2.5006229047</text:p>
          </table:table-cell>
          <table:table-cell office:value-type="float" office:value="2.8760899085" calcext:value-type="float">
            <text:p>2.8760899085</text:p>
          </table:table-cell>
          <table:table-cell office:value-type="float" office:value="5.4763641614" calcext:value-type="float">
            <text:p>5.4763641614</text:p>
          </table:table-cell>
          <table:table-cell office:value-type="float" office:value="0.2871905416" calcext:value-type="float">
            <text:p>0.2871905416</text:p>
          </table:table-cell>
          <table:table-cell office:value-type="float" office:value="0.1311372336" calcext:value-type="float">
            <text:p>0.1311372336</text:p>
          </table:table-cell>
          <table:table-cell table:formula="of:=[.H68]/([.C68]*[.C68])" office:value-type="float" office:value="0.0598800153458018" calcext:value-type="float">
            <text:p>0.0598800153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6.6624355933" calcext:value-type="float">
            <text:p>6.6624355933</text:p>
          </table:table-cell>
          <table:table-cell office:value-type="float" office:value="16.6560889833" calcext:value-type="float">
            <text:p>16.6560889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11.126990265" calcext:value-type="float">
            <text:p>11.126990265</text:p>
          </table:table-cell>
          <table:table-cell table:formula="of:=[.D69]/([.C69]*[.C69])" office:value-type="float" office:value="2.32000797835742" calcext:value-type="float">
            <text:p>2.3200079784</text:p>
          </table:table-cell>
          <table:table-cell office:value-type="float" office:value="2.476673992" calcext:value-type="float">
            <text:p>2.476673992</text:p>
          </table:table-cell>
          <table:table-cell office:value-type="float" office:value="5.0808174726" calcext:value-type="float">
            <text:p>5.0808174726</text:p>
          </table:table-cell>
          <table:table-cell office:value-type="float" office:value="0.3422973582" calcext:value-type="float">
            <text:p>0.3422973582</text:p>
          </table:table-cell>
          <table:table-cell office:value-type="float" office:value="0.1563001636" calcext:value-type="float">
            <text:p>0.1563001636</text:p>
          </table:table-cell>
          <table:table-cell table:formula="of:=[.H69]/([.C69]*[.C69])" office:value-type="float" office:value="0.0713699376993807" calcext:value-type="float">
            <text:p>0.0713699377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2.0576923077" calcext:value-type="float">
            <text:p>2.0576923077</text:p>
          </table:table-cell>
          <table:table-cell office:value-type="float" office:value="11.5384615385" calcext:value-type="float">
            <text:p>11.5384615385</text:p>
          </table:table-cell>
          <table:table-cell office:value-type="float" office:value="5.901438424" calcext:value-type="float">
            <text:p>5.901438424</text:p>
          </table:table-cell>
          <table:table-cell office:value-type="float" office:value="14.75359606" calcext:value-type="float">
            <text:p>14.75359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8.9041877926" calcext:value-type="float">
            <text:p>8.9041877926</text:p>
          </table:table-cell>
          <table:table-cell table:formula="of:=[.D70]/([.C70]*[.C70])" office:value-type="float" office:value="1.85654756835762" calcext:value-type="float">
            <text:p>1.8565475684</text:p>
          </table:table-cell>
          <table:table-cell office:value-type="float" office:value="2.4263609046" calcext:value-type="float">
            <text:p>2.4263609046</text:p>
          </table:table-cell>
          <table:table-cell office:value-type="float" office:value="4.0658391747" calcext:value-type="float">
            <text:p>4.0658391747</text:p>
          </table:table-cell>
          <table:table-cell office:value-type="float" office:value="0.4026446219" calcext:value-type="float">
            <text:p>0.4026446219</text:p>
          </table:table-cell>
          <table:table-cell office:value-type="float" office:value="0.1838559917" calcext:value-type="float">
            <text:p>0.1838559917</text:p>
          </table:table-cell>
          <table:table-cell table:formula="of:=[.H70]/([.C70]*[.C70])" office:value-type="float" office:value="0.0839525076416255" calcext:value-type="float">
            <text:p>0.0839525076</text:p>
          </table:table-cell>
          <table:table-cell office:value-type="float" office:value="3.5576923077" calcext:value-type="float">
            <text:p>3.5576923077</text:p>
          </table:table-cell>
          <table:table-cell office:value-type="float" office:value="2.4230769231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  <table:table-cell office:value-type="float" office:value="5.5512619008" calcext:value-type="float">
            <text:p>5.5512619008</text:p>
          </table:table-cell>
          <table:table-cell office:value-type="float" office:value="13.878154752" calcext:value-type="float">
            <text:p>13.878154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6.8207409741" calcext:value-type="float">
            <text:p>6.8207409741</text:p>
          </table:table-cell>
          <table:table-cell table:formula="of:=[.D71]/([.C71]*[.C71])" office:value-type="float" office:value="1.42214319428285" calcext:value-type="float">
            <text:p>1.4221431943</text:p>
          </table:table-cell>
          <table:table-cell office:value-type="float" office:value="2.0811295886" calcext:value-type="float">
            <text:p>2.0811295886</text:p>
          </table:table-cell>
          <table:table-cell office:value-type="float" office:value="3.1144935955" calcext:value-type="float">
            <text:p>3.1144935955</text:p>
          </table:table-cell>
          <table:table-cell office:value-type="float" office:value="0.5760573748" calcext:value-type="float">
            <text:p>0.5760573748</text:p>
          </table:table-cell>
          <table:table-cell office:value-type="float" office:value="0.2630398972" calcext:value-type="float">
            <text:p>0.2630398972</text:p>
          </table:table-cell>
          <table:table-cell table:formula="of:=[.H71]/([.C71]*[.C71])" office:value-type="float" office:value="0.120109542086278" calcext:value-type="float">
            <text:p>0.1201095421</text:p>
          </table:table-cell>
          <table:table-cell office:value-type="float" office:value="5.0769230769" calcext:value-type="float">
            <text:p>5.0769230769</text:p>
          </table:table-cell>
          <table:table-cell office:value-type="float" office:value="2.9230769231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  <table:table-cell office:value-type="float" office:value="4.0928799223" calcext:value-type="float">
            <text:p>4.0928799223</text:p>
          </table:table-cell>
          <table:table-cell office:value-type="float" office:value="10.2321998058" calcext:value-type="float">
            <text:p>10.2321998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5.2106990741" calcext:value-type="float">
            <text:p>5.2106990741</text:p>
          </table:table-cell>
          <table:table-cell table:formula="of:=[.D72]/([.C72]*[.C72])" office:value-type="float" office:value="1.08644504370217" calcext:value-type="float">
            <text:p>1.0864450437</text:p>
          </table:table-cell>
          <table:table-cell office:value-type="float" office:value="1.7051003915" calcext:value-type="float">
            <text:p>1.7051003915</text:p>
          </table:table-cell>
          <table:table-cell office:value-type="float" office:value="2.3793146457" calcext:value-type="float">
            <text:p>2.3793146457</text:p>
          </table:table-cell>
          <table:table-cell office:value-type="float" office:value="0.6832388503" calcext:value-type="float">
            <text:p>0.6832388503</text:p>
          </table:table-cell>
          <table:table-cell office:value-type="float" office:value="0.3119812102" calcext:value-type="float">
            <text:p>0.3119812102</text:p>
          </table:table-cell>
          <table:table-cell table:formula="of:=[.H72]/([.C72]*[.C72])" office:value-type="float" office:value="0.142457173599383" calcext:value-type="float">
            <text:p>0.1424571736</text:p>
          </table:table-cell>
          <table:table-cell office:value-type="float" office:value="8.0192307692" calcext:value-type="float">
            <text:p>8.0192307692</text:p>
          </table:table-cell>
          <table:table-cell office:value-type="float" office:value="3.3269230769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  <table:table-cell office:value-type="float" office:value="3.5659176774" calcext:value-type="float">
            <text:p>3.5659176774</text:p>
          </table:table-cell>
          <table:table-cell office:value-type="float" office:value="8.9147941935" calcext:value-type="float">
            <text:p>8.91479419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4.0341575076" calcext:value-type="float">
            <text:p>4.0341575076</text:p>
          </table:table-cell>
          <table:table-cell table:formula="of:=[.D73]/([.C73]*[.C73])" office:value-type="float" office:value="0.841132901232251" calcext:value-type="float">
            <text:p>0.8411329012</text:p>
          </table:table-cell>
          <table:table-cell office:value-type="float" office:value="1.4752945704" calcext:value-type="float">
            <text:p>1.4752945704</text:p>
          </table:table-cell>
          <table:table-cell office:value-type="float" office:value="1.8420810537" calcext:value-type="float">
            <text:p>1.8420810537</text:p>
          </table:table-cell>
          <table:table-cell office:value-type="float" office:value="0.607811554" calcext:value-type="float">
            <text:p>0.607811554</text:p>
          </table:table-cell>
          <table:table-cell office:value-type="float" office:value="0.2775395224" calcext:value-type="float">
            <text:p>0.2775395224</text:p>
          </table:table-cell>
          <table:table-cell table:formula="of:=[.H73]/([.C73]*[.C73])" office:value-type="float" office:value="0.126730375513438" calcext:value-type="float">
            <text:p>0.1267303755</text:p>
          </table:table-cell>
          <table:table-cell office:value-type="float" office:value="7.3653846154" calcext:value-type="float">
            <text:p>7.3653846154</text:p>
          </table:table-cell>
          <table:table-cell office:value-type="float" office:value="3.5192307692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2.9618982904" calcext:value-type="float">
            <text:p>2.9618982904</text:p>
          </table:table-cell>
          <table:table-cell office:value-type="float" office:value="7.404745726" calcext:value-type="float">
            <text:p>7.4047457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12.6158929916" calcext:value-type="float">
            <text:p>12.6158929916</text:p>
          </table:table-cell>
          <table:table-cell table:formula="of:=[.D75]/([.C75]*[.C75])" office:value-type="float" office:value="2.63044827914347" calcext:value-type="float">
            <text:p>2.6304482791</text:p>
          </table:table-cell>
          <table:table-cell office:value-type="float" office:value="2.8055001092" calcext:value-type="float">
            <text:p>2.8055001092</text:p>
          </table:table-cell>
          <table:table-cell office:value-type="float" office:value="5.7606817313" calcext:value-type="float">
            <text:p>5.7606817313</text:p>
          </table:table-cell>
          <table:table-cell office:value-type="float" office:value="0.2273667708" calcext:value-type="float">
            <text:p>0.2273667708</text:p>
          </table:table-cell>
          <table:table-cell office:value-type="float" office:value="0.1038204433" calcext:value-type="float">
            <text:p>0.1038204433</text:p>
          </table:table-cell>
          <table:table-cell table:formula="of:=[.H75]/([.C75]*[.C75])" office:value-type="float" office:value="0.0474065951085257" calcext:value-type="float">
            <text:p>0.0474065951</text:p>
          </table:table-cell>
          <table:table-cell table:number-columns-repeated="2" office:value-type="float" office:value="0.9230769231" calcext:value-type="float">
            <text:p>0.9230769231</text:p>
          </table:table-cell>
          <table:table-cell office:value-type="float" office:value="0" calcext:value-type="float">
            <text:p>0</text:p>
          </table:table-cell>
          <table:table-cell office:value-type="float" office:value="6.6149758398" calcext:value-type="float">
            <text:p>6.6149758398</text:p>
          </table:table-cell>
          <table:table-cell office:value-type="float" office:value="16.5374395995" calcext:value-type="float">
            <text:p>16.5374395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11.0996949504" calcext:value-type="float">
            <text:p>11.0996949504</text:p>
          </table:table-cell>
          <table:table-cell table:formula="of:=[.D76]/([.C76]*[.C76])" office:value-type="float" office:value="2.31431683042472" calcext:value-type="float">
            <text:p>2.3143168304</text:p>
          </table:table-cell>
          <table:table-cell office:value-type="float" office:value="2.5320605634" calcext:value-type="float">
            <text:p>2.5320605634</text:p>
          </table:table-cell>
          <table:table-cell office:value-type="float" office:value="5.0683538586" calcext:value-type="float">
            <text:p>5.0683538586</text:p>
          </table:table-cell>
          <table:table-cell office:value-type="float" office:value="0.3951649997" calcext:value-type="float">
            <text:p>0.3951649997</text:p>
          </table:table-cell>
          <table:table-cell office:value-type="float" office:value="0.1804406391" calcext:value-type="float">
            <text:p>0.1804406391</text:p>
          </table:table-cell>
          <table:table-cell table:formula="of:=[.H76]/([.C76]*[.C76])" office:value-type="float" office:value="0.0823929859052147" calcext:value-type="float">
            <text:p>0.0823929859</text:p>
          </table:table-cell>
          <table:table-cell office:value-type="float" office:value="2.6923076923" calcext:value-type="float">
            <text:p>2.6923076923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5.7713111558" calcext:value-type="float">
            <text:p>5.7713111558</text:p>
          </table:table-cell>
          <table:table-cell office:value-type="float" office:value="14.4282778896" calcext:value-type="float">
            <text:p>14.4282778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8.383737269" calcext:value-type="float">
            <text:p>8.383737269</text:p>
          </table:table-cell>
          <table:table-cell table:formula="of:=[.D77]/([.C77]*[.C77])" office:value-type="float" office:value="1.74803220721003" calcext:value-type="float">
            <text:p>1.7480322072</text:p>
          </table:table-cell>
          <table:table-cell office:value-type="float" office:value="2.4137987443" calcext:value-type="float">
            <text:p>2.4137987443</text:p>
          </table:table-cell>
          <table:table-cell office:value-type="float" office:value="3.8281905338" calcext:value-type="float">
            <text:p>3.8281905338</text:p>
          </table:table-cell>
          <table:table-cell office:value-type="float" office:value="0.4665759931" calcext:value-type="float">
            <text:p>0.4665759931</text:p>
          </table:table-cell>
          <table:table-cell office:value-type="float" office:value="0.2130483987" calcext:value-type="float">
            <text:p>0.2130483987</text:p>
          </table:table-cell>
          <table:table-cell table:formula="of:=[.H77]/([.C77]*[.C77])" office:value-type="float" office:value="0.0972823738245658" calcext:value-type="float">
            <text:p>0.0972823738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2.4615384615" calcext:value-type="float">
            <text:p>2.4615384615</text:p>
          </table:table-cell>
          <table:table-cell office:value-type="float" office:value="21.1538461538" calcext:value-type="float">
            <text:p>21.1538461538</text:p>
          </table:table-cell>
          <table:table-cell office:value-type="float" office:value="4.2293797823" calcext:value-type="float">
            <text:p>4.2293797823</text:p>
          </table:table-cell>
          <table:table-cell office:value-type="float" office:value="10.5734494558" calcext:value-type="float">
            <text:p>10.5734494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5.8026171606" calcext:value-type="float">
            <text:p>5.8026171606</text:p>
          </table:table-cell>
          <table:table-cell table:formula="of:=[.D78]/([.C78]*[.C78])" office:value-type="float" office:value="1.20986158766498" calcext:value-type="float">
            <text:p>1.2098615877</text:p>
          </table:table-cell>
          <table:table-cell office:value-type="float" office:value="1.8764995881" calcext:value-type="float">
            <text:p>1.8764995881</text:p>
          </table:table-cell>
          <table:table-cell office:value-type="float" office:value="2.649596877" calcext:value-type="float">
            <text:p>2.649596877</text:p>
          </table:table-cell>
          <table:table-cell office:value-type="float" office:value="0.5271255197" calcext:value-type="float">
            <text:p>0.5271255197</text:p>
          </table:table-cell>
          <table:table-cell office:value-type="float" office:value="0.2406965844" calcext:value-type="float">
            <text:p>0.2406965844</text:p>
          </table:table-cell>
          <table:table-cell table:formula="of:=[.H78]/([.C78]*[.C78])" office:value-type="float" office:value="0.109907116136027" calcext:value-type="float">
            <text:p>0.1099071161</text:p>
          </table:table-cell>
          <table:table-cell office:value-type="float" office:value="7.3269230769" calcext:value-type="float">
            <text:p>7.3269230769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50" calcext:value-type="float">
            <text:p>50</text:p>
          </table:table-cell>
          <table:table-cell office:value-type="float" office:value="3.7117930777" calcext:value-type="float">
            <text:p>3.7117930777</text:p>
          </table:table-cell>
          <table:table-cell office:value-type="float" office:value="9.2794826942" calcext:value-type="float">
            <text:p>9.27948269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3.8349163807" calcext:value-type="float">
            <text:p>3.8349163807</text:p>
          </table:table-cell>
          <table:table-cell table:formula="of:=[.D79]/([.C79]*[.C79])" office:value-type="float" office:value="0.799590579992077" calcext:value-type="float">
            <text:p>0.79959058</text:p>
          </table:table-cell>
          <table:table-cell office:value-type="float" office:value="1.2972985051" calcext:value-type="float">
            <text:p>1.2972985051</text:p>
          </table:table-cell>
          <table:table-cell office:value-type="float" office:value="1.7511033702" calcext:value-type="float">
            <text:p>1.7511033702</text:p>
          </table:table-cell>
          <table:table-cell office:value-type="float" office:value="0.5622256243" calcext:value-type="float">
            <text:p>0.5622256243</text:p>
          </table:table-cell>
          <table:table-cell office:value-type="float" office:value="0.2567240294" calcext:value-type="float">
            <text:p>0.2567240294</text:p>
          </table:table-cell>
          <table:table-cell table:formula="of:=[.H79]/([.C79]*[.C79])" office:value-type="float" office:value="0.117225584182982" calcext:value-type="float">
            <text:p>0.1172255842</text:p>
          </table:table-cell>
          <table:table-cell office:value-type="float" office:value="6.5769230769" calcext:value-type="float">
            <text:p>6.5769230769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  <table:table-cell office:value-type="float" office:value="3.1934908826" calcext:value-type="float">
            <text:p>3.1934908826</text:p>
          </table:table-cell>
          <table:table-cell office:value-type="float" office:value="7.9837272065" calcext:value-type="float">
            <text:p>7.98372720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2.8026728688" calcext:value-type="float">
            <text:p>2.8026728688</text:p>
          </table:table-cell>
          <table:table-cell table:formula="of:=[.D80]/([.C80]*[.C80])" office:value-type="float" office:value="0.584364977544255" calcext:value-type="float">
            <text:p>0.5843649775</text:p>
          </table:table-cell>
          <table:table-cell office:value-type="float" office:value="1.0022039507" calcext:value-type="float">
            <text:p>1.0022039507</text:p>
          </table:table-cell>
          <table:table-cell office:value-type="float" office:value="1.2797593008" calcext:value-type="float">
            <text:p>1.2797593008</text:p>
          </table:table-cell>
          <table:table-cell office:value-type="float" office:value="0.4570138899" calcext:value-type="float">
            <text:p>0.4570138899</text:p>
          </table:table-cell>
          <table:table-cell office:value-type="float" office:value="0.2086821415" calcext:value-type="float">
            <text:p>0.2086821415</text:p>
          </table:table-cell>
          <table:table-cell table:formula="of:=[.H80]/([.C80]*[.C80])" office:value-type="float" office:value="0.0952886490898855" calcext:value-type="float">
            <text:p>0.0952886491</text:p>
          </table:table-cell>
          <table:table-cell office:value-type="float" office:value="4.3846153846" calcext:value-type="float">
            <text:p>4.3846153846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2.2019015186" calcext:value-type="float">
            <text:p>2.2019015186</text:p>
          </table:table-cell>
          <table:table-cell office:value-type="float" office:value="5.5047537965" calcext:value-type="float">
            <text:p>5.50475379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2.1225049474" calcext:value-type="float">
            <text:p>2.1225049474</text:p>
          </table:table-cell>
          <table:table-cell table:formula="of:=[.D81]/([.C81]*[.C81])" office:value-type="float" office:value="0.442548101040429" calcext:value-type="float">
            <text:p>0.442548101</text:p>
          </table:table-cell>
          <table:table-cell office:value-type="float" office:value="0.8222768034" calcext:value-type="float">
            <text:p>0.8222768034</text:p>
          </table:table-cell>
          <table:table-cell office:value-type="float" office:value="0.9691803413" calcext:value-type="float">
            <text:p>0.9691803413</text:p>
          </table:table-cell>
          <table:table-cell office:value-type="float" office:value="0.3904218297" calcext:value-type="float">
            <text:p>0.3904218297</text:p>
          </table:table-cell>
          <table:table-cell office:value-type="float" office:value="0.1782748081" calcext:value-type="float">
            <text:p>0.1782748081</text:p>
          </table:table-cell>
          <table:table-cell table:formula="of:=[.H81]/([.C81]*[.C81])" office:value-type="float" office:value="0.0814040219553387" calcext:value-type="float">
            <text:p>0.081404022</text:p>
          </table:table-cell>
          <table:table-cell office:value-type="float" office:value="4.4615384615" calcext:value-type="float">
            <text:p>4.4615384615</text:p>
          </table:table-cell>
          <table:table-cell office:value-type="float" office:value="2.7307692308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1.9637634404" calcext:value-type="float">
            <text:p>1.9637634404</text:p>
          </table:table-cell>
          <table:table-cell office:value-type="float" office:value="4.9094086009" calcext:value-type="float">
            <text:p>4.909408600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1.8782736419" calcext:value-type="float">
            <text:p>11.8782736419</text:p>
          </table:table-cell>
          <table:table-cell table:formula="of:=[.D83]/([.C83]*[.C83])" office:value-type="float" office:value="2.47665262231813" calcext:value-type="float">
            <text:p>2.4766526223</text:p>
          </table:table-cell>
          <table:table-cell office:value-type="float" office:value="2.7223302819" calcext:value-type="float">
            <text:p>2.7223302819</text:p>
          </table:table-cell>
          <table:table-cell office:value-type="float" office:value="5.4238692429" calcext:value-type="float">
            <text:p>5.4238692429</text:p>
          </table:table-cell>
          <table:table-cell office:value-type="float" office:value="0.2867660295" calcext:value-type="float">
            <text:p>0.2867660295</text:p>
          </table:table-cell>
          <table:table-cell office:value-type="float" office:value="0.1309433925" calcext:value-type="float">
            <text:p>0.1309433925</text:p>
          </table:table-cell>
          <table:table-cell table:formula="of:=[.H83]/([.C83]*[.C83])" office:value-type="float" office:value="0.0597915034090198" calcext:value-type="float">
            <text:p>0.0597915034</text:p>
          </table:table-cell>
          <table:table-cell office:value-type="float" office:value="1.5" calcext:value-type="float">
            <text:p>1.5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6.3340532148" calcext:value-type="float">
            <text:p>6.3340532148</text:p>
          </table:table-cell>
          <table:table-cell office:value-type="float" office:value="15.8351330369" calcext:value-type="float">
            <text:p>15.8351330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8.9865652131" calcext:value-type="float">
            <text:p>8.9865652131</text:p>
          </table:table-cell>
          <table:table-cell table:formula="of:=[.D84]/([.C84]*[.C84])" office:value-type="float" office:value="1.8737234863952" calcext:value-type="float">
            <text:p>1.8737234864</text:p>
          </table:table-cell>
          <table:table-cell office:value-type="float" office:value="2.4963114231" calcext:value-type="float">
            <text:p>2.4963114231</text:p>
          </table:table-cell>
          <table:table-cell office:value-type="float" office:value="4.1034544352" calcext:value-type="float">
            <text:p>4.1034544352</text:p>
          </table:table-cell>
          <table:table-cell office:value-type="float" office:value="0.4253263784" calcext:value-type="float">
            <text:p>0.4253263784</text:p>
          </table:table-cell>
          <table:table-cell office:value-type="float" office:value="0.1942129582" calcext:value-type="float">
            <text:p>0.1942129582</text:p>
          </table:table-cell>
          <table:table-cell table:formula="of:=[.H84]/([.C84]*[.C84])" office:value-type="float" office:value="0.0886817160609662" calcext:value-type="float">
            <text:p>0.0886817161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17.3076923077" calcext:value-type="float">
            <text:p>17.3076923077</text:p>
          </table:table-cell>
          <table:table-cell office:value-type="float" office:value="5.2669728768" calcext:value-type="float">
            <text:p>5.2669728768</text:p>
          </table:table-cell>
          <table:table-cell office:value-type="float" office:value="13.167432192" calcext:value-type="float">
            <text:p>13.167432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5.7456293076" calcext:value-type="float">
            <text:p>5.7456293076</text:p>
          </table:table-cell>
          <table:table-cell table:formula="of:=[.D85]/([.C85]*[.C85])" office:value-type="float" office:value="1.19797946406455" calcext:value-type="float">
            <text:p>1.1979794641</text:p>
          </table:table-cell>
          <table:table-cell office:value-type="float" office:value="1.9653382486" calcext:value-type="float">
            <text:p>1.9653382486</text:p>
          </table:table-cell>
          <table:table-cell office:value-type="float" office:value="2.6235750263" calcext:value-type="float">
            <text:p>2.6235750263</text:p>
          </table:table-cell>
          <table:table-cell office:value-type="float" office:value="0.4047777864" calcext:value-type="float">
            <text:p>0.4047777864</text:p>
          </table:table-cell>
          <table:table-cell office:value-type="float" office:value="0.1848300395" calcext:value-type="float">
            <text:p>0.1848300395</text:p>
          </table:table-cell>
          <table:table-cell table:formula="of:=[.H85]/([.C85]*[.C85])" office:value-type="float" office:value="0.0843972782886095" calcext:value-type="float">
            <text:p>0.0843972783</text:p>
          </table:table-cell>
          <table:table-cell office:value-type="float" office:value="5.6538461539" calcext:value-type="float">
            <text:p>5.6538461539</text:p>
          </table:table-cell>
          <table:table-cell office:value-type="float" office:value="2.9038461539" calcext:value-type="float">
            <text:p>2.9038461539</text:p>
          </table:table-cell>
          <table:table-cell office:value-type="float" office:value="36.5384615385" calcext:value-type="float">
            <text:p>36.5384615385</text:p>
          </table:table-cell>
          <table:table-cell office:value-type="float" office:value="3.9175877359" calcext:value-type="float">
            <text:p>3.9175877359</text:p>
          </table:table-cell>
          <table:table-cell office:value-type="float" office:value="9.7939693396" calcext:value-type="float">
            <text:p>9.79396933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3.6167372439" calcext:value-type="float">
            <text:p>3.6167372439</text:p>
          </table:table-cell>
          <table:table-cell table:formula="of:=[.D86]/([.C86]*[.C86])" office:value-type="float" office:value="0.754099631763308" calcext:value-type="float">
            <text:p>0.7540996318</text:p>
          </table:table-cell>
          <table:table-cell office:value-type="float" office:value="1.2303138153" calcext:value-type="float">
            <text:p>1.2303138153</text:p>
          </table:table-cell>
          <table:table-cell office:value-type="float" office:value="1.6514781936" calcext:value-type="float">
            <text:p>1.6514781936</text:p>
          </table:table-cell>
          <table:table-cell office:value-type="float" office:value="0.5944864373" calcext:value-type="float">
            <text:p>0.5944864373</text:p>
          </table:table-cell>
          <table:table-cell office:value-type="float" office:value="0.2714549942" calcext:value-type="float">
            <text:p>0.2714549942</text:p>
          </table:table-cell>
          <table:table-cell table:formula="of:=[.H86]/([.C86]*[.C86])" office:value-type="float" office:value="0.123952052146536" calcext:value-type="float">
            <text:p>0.1239520521</text:p>
          </table:table-cell>
          <table:table-cell office:value-type="float" office:value="7.3461538462" calcext:value-type="float">
            <text:p>7.3461538462</text:p>
          </table:table-cell>
          <table:table-cell office:value-type="float" office:value="3.5769230769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  <table:table-cell office:value-type="float" office:value="2.7211987298" calcext:value-type="float">
            <text:p>2.7211987298</text:p>
          </table:table-cell>
          <table:table-cell office:value-type="float" office:value="6.8029968244" calcext:value-type="float">
            <text:p>6.8029968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2.4845077612" calcext:value-type="float">
            <text:p>2.4845077612</text:p>
          </table:table-cell>
          <table:table-cell table:formula="of:=[.D87]/([.C87]*[.C87])" office:value-type="float" office:value="0.518026680261045" calcext:value-type="float">
            <text:p>0.5180266803</text:p>
          </table:table-cell>
          <table:table-cell office:value-type="float" office:value="0.8604644854" calcext:value-type="float">
            <text:p>0.8604644854</text:p>
          </table:table-cell>
          <table:table-cell office:value-type="float" office:value="1.1344784298" calcext:value-type="float">
            <text:p>1.1344784298</text:p>
          </table:table-cell>
          <table:table-cell office:value-type="float" office:value="0.4574828391" calcext:value-type="float">
            <text:p>0.4574828391</text:p>
          </table:table-cell>
          <table:table-cell office:value-type="float" office:value="0.2088962735" calcext:value-type="float">
            <text:p>0.2088962735</text:p>
          </table:table-cell>
          <table:table-cell table:formula="of:=[.H87]/([.C87]*[.C87])" office:value-type="float" office:value="0.0953864262838556" calcext:value-type="float">
            <text:p>0.0953864263</text:p>
          </table:table-cell>
          <table:table-cell office:value-type="float" office:value="6.2692307692" calcext:value-type="float">
            <text:p>6.2692307692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  <table:table-cell office:value-type="float" office:value="2.0221422413" calcext:value-type="float">
            <text:p>2.0221422413</text:p>
          </table:table-cell>
          <table:table-cell office:value-type="float" office:value="5.0553556032" calcext:value-type="float">
            <text:p>5.0553556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.6810994067" calcext:value-type="float">
            <text:p>1.6810994067</text:p>
          </table:table-cell>
          <table:table-cell table:formula="of:=[.D88]/([.C88]*[.C88])" office:value-type="float" office:value="0.350513835553888" calcext:value-type="float">
            <text:p>0.3505138356</text:p>
          </table:table-cell>
          <table:table-cell office:value-type="float" office:value="0.6054153224" calcext:value-type="float">
            <text:p>0.6054153224</text:p>
          </table:table-cell>
          <table:table-cell office:value-type="float" office:value="0.7676252998" calcext:value-type="float">
            <text:p>0.7676252998</text:p>
          </table:table-cell>
          <table:table-cell office:value-type="float" office:value="0.4864724568" calcext:value-type="float">
            <text:p>0.4864724568</text:p>
          </table:table-cell>
          <table:table-cell office:value-type="float" office:value="0.2221335419" calcext:value-type="float">
            <text:p>0.2221335419</text:p>
          </table:table-cell>
          <table:table-cell table:formula="of:=[.H88]/([.C88]*[.C88])" office:value-type="float" office:value="0.10143084105836" calcext:value-type="float">
            <text:p>0.1014308411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2.7115384615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  <table:table-cell office:value-type="float" office:value="1.6956791888" calcext:value-type="float">
            <text:p>1.6956791888</text:p>
          </table:table-cell>
          <table:table-cell office:value-type="float" office:value="4.239197972" calcext:value-type="float">
            <text:p>4.2391979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.2344567276" calcext:value-type="float">
            <text:p>1.2344567276</text:p>
          </table:table-cell>
          <table:table-cell table:formula="of:=[.D89]/([.C89]*[.C89])" office:value-type="float" office:value="0.257387612351702" calcext:value-type="float">
            <text:p>0.2573876124</text:p>
          </table:table-cell>
          <table:table-cell office:value-type="float" office:value="0.4008513474" calcext:value-type="float">
            <text:p>0.4008513474</text:p>
          </table:table-cell>
          <table:table-cell office:value-type="float" office:value="0.563678871" calcext:value-type="float">
            <text:p>0.563678871</text:p>
          </table:table-cell>
          <table:table-cell office:value-type="float" office:value="0.2418160707" calcext:value-type="float">
            <text:p>0.2418160707</text:p>
          </table:table-cell>
          <table:table-cell office:value-type="float" office:value="0.1104182971" calcext:value-type="float">
            <text:p>0.1104182971</text:p>
          </table:table-cell>
          <table:table-cell table:formula="of:=[.H89]/([.C89]*[.C89])" office:value-type="float" office:value="0.0504193137549259" calcext:value-type="float">
            <text:p>0.0504193138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5" calcext:value-type="float">
            <text:p>1.2884615385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1.5186172867" calcext:value-type="float">
            <text:p>1.5186172867</text:p>
          </table:table-cell>
          <table:table-cell office:value-type="float" office:value="3.7965432167" calcext:value-type="float">
            <text:p>3.796543216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7.9845646551" calcext:value-type="float">
            <text:p>7.9845646551</text:p>
          </table:table-cell>
          <table:table-cell table:formula="of:=[.D91]/([.C91]*[.C91])" office:value-type="float" office:value="1.66480362275599" calcext:value-type="float">
            <text:p>1.6648036228</text:p>
          </table:table-cell>
          <table:table-cell office:value-type="float" office:value="3.1506268339" calcext:value-type="float">
            <text:p>3.1506268339</text:p>
          </table:table-cell>
          <table:table-cell office:value-type="float" office:value="3.6459199338" calcext:value-type="float">
            <text:p>3.6459199338</text:p>
          </table:table-cell>
          <table:table-cell office:value-type="float" office:value="0.3313170027" calcext:value-type="float">
            <text:p>0.3313170027</text:p>
          </table:table-cell>
          <table:table-cell office:value-type="float" office:value="0.1512863026" calcext:value-type="float">
            <text:p>0.1512863026</text:p>
          </table:table-cell>
          <table:table-cell table:formula="of:=[.H91]/([.C91]*[.C91])" office:value-type="float" office:value="0.0690805034715707" calcext:value-type="float">
            <text:p>0.0690805035</text:p>
          </table:table-cell>
          <table:table-cell office:value-type="float" office:value="2.0384615385" calcext:value-type="float">
            <text:p>2.0384615385</text:p>
          </table:table-cell>
          <table:table-cell office:value-type="float" office:value="1.6923076923" calcext:value-type="float">
            <text:p>1.6923076923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4.9526196118" calcext:value-type="float">
            <text:p>4.9526196118</text:p>
          </table:table-cell>
          <table:table-cell office:value-type="float" office:value="12.3815490296" calcext:value-type="float">
            <text:p>12.3815490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5.3024208203" calcext:value-type="float">
            <text:p>5.3024208203</text:p>
          </table:table-cell>
          <table:table-cell table:formula="of:=[.D92]/([.C92]*[.C92])" office:value-type="float" office:value="1.10556927926857" calcext:value-type="float">
            <text:p>1.1055692793</text:p>
          </table:table-cell>
          <table:table-cell office:value-type="float" office:value="2.1373489655" calcext:value-type="float">
            <text:p>2.1373489655</text:p>
          </table:table-cell>
          <table:table-cell office:value-type="float" office:value="2.4211967216" calcext:value-type="float">
            <text:p>2.4211967216</text:p>
          </table:table-cell>
          <table:table-cell office:value-type="float" office:value="0.6715241982" calcext:value-type="float">
            <text:p>0.6715241982</text:p>
          </table:table-cell>
          <table:table-cell office:value-type="float" office:value="0.306632054" calcext:value-type="float">
            <text:p>0.306632054</text:p>
          </table:table-cell>
          <table:table-cell table:formula="of:=[.H92]/([.C92]*[.C92])" office:value-type="float" office:value="0.14001463651717" calcext:value-type="float">
            <text:p>0.1400146365</text:p>
          </table:table-cell>
          <table:table-cell office:value-type="float" office:value="5.2692307692" calcext:value-type="float">
            <text:p>5.2692307692</text:p>
          </table:table-cell>
          <table:table-cell office:value-type="float" office:value="2.7884615385" calcext:value-type="float">
            <text:p>2.7884615385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3.77479735" calcext:value-type="float">
            <text:p>3.77479735</text:p>
          </table:table-cell>
          <table:table-cell office:value-type="float" office:value="9.4369933749" calcext:value-type="float">
            <text:p>9.4369933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3.175304691" calcext:value-type="float">
            <text:p>3.175304691</text:p>
          </table:table-cell>
          <table:table-cell table:formula="of:=[.D93]/([.C93]*[.C93])" office:value-type="float" office:value="0.662059734159004" calcext:value-type="float">
            <text:p>0.6620597342</text:p>
          </table:table-cell>
          <table:table-cell office:value-type="float" office:value="1.1636686814" calcext:value-type="float">
            <text:p>1.1636686814</text:p>
          </table:table-cell>
          <table:table-cell office:value-type="float" office:value="1.4499108178" calcext:value-type="float">
            <text:p>1.4499108178</text:p>
          </table:table-cell>
          <table:table-cell office:value-type="float" office:value="0.5480197819" calcext:value-type="float">
            <text:p>0.5480197819</text:p>
          </table:table-cell>
          <table:table-cell office:value-type="float" office:value="0.2502373434" calcext:value-type="float">
            <text:p>0.2502373434</text:p>
          </table:table-cell>
          <table:table-cell table:formula="of:=[.H93]/([.C93]*[.C93])" office:value-type="float" office:value="0.114263627092846" calcext:value-type="float">
            <text:p>0.1142636271</text:p>
          </table:table-cell>
          <table:table-cell office:value-type="float" office:value="6.1923076923" calcext:value-type="float">
            <text:p>6.1923076923</text:p>
          </table:table-cell>
          <table:table-cell office:value-type="float" office:value="3.4615384615" calcext:value-type="float">
            <text:p>3.4615384615</text:p>
          </table:table-cell>
          <table:table-cell office:value-type="float" office:value="50" calcext:value-type="float">
            <text:p>50</text:p>
          </table:table-cell>
          <table:table-cell office:value-type="float" office:value="2.9162276871" calcext:value-type="float">
            <text:p>2.9162276871</text:p>
          </table:table-cell>
          <table:table-cell office:value-type="float" office:value="7.2905692178" calcext:value-type="float">
            <text:p>7.2905692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1.7420247119" calcext:value-type="float">
            <text:p>1.7420247119</text:p>
          </table:table-cell>
          <table:table-cell table:formula="of:=[.D94]/([.C94]*[.C94])" office:value-type="float" office:value="0.363216928733763" calcext:value-type="float">
            <text:p>0.3632169287</text:p>
          </table:table-cell>
          <table:table-cell office:value-type="float" office:value="0.6934783981" calcext:value-type="float">
            <text:p>0.6934783981</text:p>
          </table:table-cell>
          <table:table-cell office:value-type="float" office:value="0.7954450739" calcext:value-type="float">
            <text:p>0.7954450739</text:p>
          </table:table-cell>
          <table:table-cell office:value-type="float" office:value="0.4453063797" calcext:value-type="float">
            <text:p>0.4453063797</text:p>
          </table:table-cell>
          <table:table-cell office:value-type="float" office:value="0.2033362464" calcext:value-type="float">
            <text:p>0.2033362464</text:p>
          </table:table-cell>
          <table:table-cell table:formula="of:=[.H94]/([.C94]*[.C94])" office:value-type="float" office:value="0.0928476011134046" calcext:value-type="float">
            <text:p>0.0928476011</text:p>
          </table:table-cell>
          <table:table-cell office:value-type="float" office:value="3.1538461539" calcext:value-type="float">
            <text:p>3.153846153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  <table:table-cell office:value-type="float" office:value="1.7876815323" calcext:value-type="float">
            <text:p>1.7876815323</text:p>
          </table:table-cell>
          <table:table-cell office:value-type="float" office:value="4.4692038307" calcext:value-type="float">
            <text:p>4.46920383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1.1937103571" calcext:value-type="float">
            <text:p>1.1937103571</text:p>
          </table:table-cell>
          <table:table-cell table:formula="of:=[.D95]/([.C95]*[.C95])" office:value-type="float" office:value="0.248891882383603" calcext:value-type="float">
            <text:p>0.2488918824</text:p>
          </table:table-cell>
          <table:table-cell office:value-type="float" office:value="0.4401172735" calcext:value-type="float">
            <text:p>0.4401172735</text:p>
          </table:table-cell>
          <table:table-cell office:value-type="float" office:value="0.5450732224" calcext:value-type="float">
            <text:p>0.5450732224</text:p>
          </table:table-cell>
          <table:table-cell office:value-type="float" office:value="0.3429083658" calcext:value-type="float">
            <text:p>0.3429083658</text:p>
          </table:table-cell>
          <table:table-cell office:value-type="float" office:value="0.1565791625" calcext:value-type="float">
            <text:p>0.1565791625</text:p>
          </table:table-cell>
          <table:table-cell table:formula="of:=[.H95]/([.C95]*[.C95])" office:value-type="float" office:value="0.0714973344592481" calcext:value-type="float">
            <text:p>0.0714973345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230769231" calcext:value-type="float">
            <text:p>1.4230769231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1.704492268" calcext:value-type="float">
            <text:p>1.704492268</text:p>
          </table:table-cell>
          <table:table-cell office:value-type="float" office:value="4.2612306701" calcext:value-type="float">
            <text:p>4.2612306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0.8153853177" calcext:value-type="float">
            <text:p>0.8153853177</text:p>
          </table:table-cell>
          <table:table-cell table:formula="of:=[.D96]/([.C96]*[.C96])" office:value-type="float" office:value="0.170010074372928" calcext:value-type="float">
            <text:p>0.1700100744</text:p>
          </table:table-cell>
          <table:table-cell office:value-type="float" office:value="0.3140278843" calcext:value-type="float">
            <text:p>0.3140278843</text:p>
          </table:table-cell>
          <table:table-cell office:value-type="float" office:value="0.3723220629" calcext:value-type="float">
            <text:p>0.3723220629</text:p>
          </table:table-cell>
          <table:table-cell office:value-type="float" office:value="0.2493859154" calcext:value-type="float">
            <text:p>0.2493859154</text:p>
          </table:table-cell>
          <table:table-cell office:value-type="float" office:value="0.1138748472" calcext:value-type="float">
            <text:p>0.1138748472</text:p>
          </table:table-cell>
          <table:table-cell table:formula="of:=[.H96]/([.C96]*[.C96])" office:value-type="float" office:value="0.0519976471299598" calcext:value-type="float">
            <text:p>0.0519976471</text:p>
          </table:table-cell>
          <table:table-cell office:value-type="float" office:value="1.0769230769" calcext:value-type="float">
            <text:p>1.0769230769</text:p>
          </table:table-cell>
          <table:table-cell office:value-type="float" office:value="1.0576923077" calcext:value-type="float">
            <text:p>1.0576923077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2953885225" calcext:value-type="float">
            <text:p>1.2953885225</text:p>
          </table:table-cell>
          <table:table-cell office:value-type="float" office:value="3.2384713062" calcext:value-type="float">
            <text:p>3.23847130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0.5851476963" calcext:value-type="float">
            <text:p>0.5851476963</text:p>
          </table:table-cell>
          <table:table-cell table:formula="of:=[.D97]/([.C97]*[.C97])" office:value-type="float" office:value="0.122004899042972" calcext:value-type="float">
            <text:p>0.122004899</text:p>
          </table:table-cell>
          <table:table-cell office:value-type="float" office:value="0.211538024" calcext:value-type="float">
            <text:p>0.211538024</text:p>
          </table:table-cell>
          <table:table-cell office:value-type="float" office:value="0.2671907289" calcext:value-type="float">
            <text:p>0.2671907289</text:p>
          </table:table-cell>
          <table:table-cell office:value-type="float" office:value="0.2183981268" calcext:value-type="float">
            <text:p>0.2183981268</text:p>
          </table:table-cell>
          <table:table-cell office:value-type="float" office:value="0.0997251721" calcext:value-type="float">
            <text:p>0.0997251721</text:p>
          </table:table-cell>
          <table:table-cell table:formula="of:=[.H97]/([.C97]*[.C97])" office:value-type="float" office:value="0.0455366082441984" calcext:value-type="float">
            <text:p>0.0455366082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1346153846" calcext:value-type="float">
            <text:p>1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1413983216" calcext:value-type="float">
            <text:p>1.1413983216</text:p>
          </table:table-cell>
          <table:table-cell office:value-type="float" office:value="2.8534958041" calcext:value-type="float">
            <text:p>2.8534958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19:32:11.237610666</dc:date>
    <meta:editing-duration>PT12M11S</meta:editing-duration>
    <meta:editing-cycles>4</meta:editing-cycles>
    <meta:generator>LibreOffice/5.1.6.2$Linux_X86_64 LibreOffice_project/10m0$Build-2</meta:generator>
    <meta:document-statistic meta:table-count="1" meta:cell-count="1275" meta:object-count="4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realAreasFromAFexpInteract.E3:realAreasFromAFexpInteract.E49 realAreasFromAFexpInteract.I3:realAreasFromAFexpInteract.I49" svg:x="0.32cm" svg:y="0.18cm" svg:width="13.229cm" svg:height="8.64cm">
          <chartooo:coordinate-region svg:x="1.232cm" svg:y="0.379cm" svg:width="12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I3:realAreasFromAFexpInteract.I49" chart:class="chart:scatter">
            <chart:domain table:cell-range-address="realAreasFromAFexpInteract.E3:realAreasFromAFexpInteract.E49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3:realAreasFromAFexpInteract.E49</svg:desc>
                </draw:g>
              </table:table-cell>
              <table:table-cell office:value-type="float" office:value="0.1088818152">
                <text:p>0.1088818152</text:p>
                <draw:g>
                  <svg:desc>realAreasFromAFexpInteract.I3:realAreasFromAFexpInteract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39801098">
                <text:p>0.113980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1614575">
                <text:p>0.1081614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04563431">
                <text:p>0.1104563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167212134">
                <text:p>0.116721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85395185">
                <text:p>0.1085395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070749979">
                <text:p>0.1070749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217105395008">
                <text:p>1.42217105395008</text:p>
              </table:table-cell>
              <table:table-cell office:value-type="float" office:value="0.1244975582">
                <text:p>0.1244975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0328927810096">
                <text:p>1.90328927810096</text:p>
              </table:table-cell>
              <table:table-cell office:value-type="float" office:value="0.1206134838">
                <text:p>0.1206134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906771950647">
                <text:p>2.34906771950647</text:p>
              </table:table-cell>
              <table:table-cell office:value-type="float" office:value="0.1421208654">
                <text:p>0.1421208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515093338">
                <text:p>0.1515093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1209787981">
                <text:p>0.1209787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650079113">
                <text:p>0.1650079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75982451">
                <text:p>0.175982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1884691133421">
                <text:p>2.31884691133421</text:p>
              </table:table-cell>
              <table:table-cell office:value-type="float" office:value="0.1116621107">
                <text:p>0.1116621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029548001501">
                <text:p>2.50029548001501</text:p>
              </table:table-cell>
              <table:table-cell office:value-type="float" office:value="0.1334207453">
                <text:p>0.1334207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472831506849">
                <text:p>2.40472831506849</text:p>
              </table:table-cell>
              <table:table-cell office:value-type="float" office:value="0.1628111065">
                <text:p>0.1628111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2278901971">
                <text:p>0.2278901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2338771083">
                <text:p>0.2338771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978132461">
                <text:p>0.2978132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2245583535">
                <text:p>0.2245583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7089444802027">
                <text:p>2.67089444802027</text:p>
              </table:table-cell>
              <table:table-cell office:value-type="float" office:value="0.1297470872">
                <text:p>0.1297470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511062774442">
                <text:p>2.29511062774442</text:p>
              </table:table-cell>
              <table:table-cell office:value-type="float" office:value="0.1590655451">
                <text:p>0.1590655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3586322485457">
                <text:p>1.73586322485457</text:p>
              </table:table-cell>
              <table:table-cell office:value-type="float" office:value="0.2095472414">
                <text:p>0.2095472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20556479">
                <text:p>0.20556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2425502762">
                <text:p>0.2425502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2245909778">
                <text:p>0.2245909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879635709">
                <text:p>0.1879635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369744456277">
                <text:p>2.4369744456277</text:p>
              </table:table-cell>
              <table:table-cell office:value-type="float" office:value="0.1287198717">
                <text:p>0.1287198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1851067315631">
                <text:p>1.81851067315631</text:p>
              </table:table-cell>
              <table:table-cell office:value-type="float" office:value="0.2386123018">
                <text:p>0.2386123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0046400455057">
                <text:p>1.30046400455057</text:p>
              </table:table-cell>
              <table:table-cell office:value-type="float" office:value="0.3273055724">
                <text:p>0.3273055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2314661883">
                <text:p>0.23146618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2311892235">
                <text:p>0.2311892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1272712435">
                <text:p>0.1272712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1350991478">
                <text:p>0.1350991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930820449428">
                <text:p>1.68930820449428</text:p>
              </table:table-cell>
              <table:table-cell office:value-type="float" office:value="0.1702389847">
                <text:p>0.1702389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234879766373">
                <text:p>1.08234879766373</text:p>
              </table:table-cell>
              <table:table-cell office:value-type="float" office:value="0.32709353">
                <text:p>0.32709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8358164336649">
                <text:p>0.628358164336649</text:p>
              </table:table-cell>
              <table:table-cell office:value-type="float" office:value="0.1926149815">
                <text:p>0.1926149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2031777507">
                <text:p>0.2031777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1161100278">
                <text:p>0.1161100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1256800803">
                <text:p>0.1256800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567199380747">
                <text:p>0.117567199380747</text:p>
              </table:table-cell>
              <table:table-cell office:value-type="float" office:value="0.1177960439">
                <text:p>0.11779604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realAreasFromAFexpInteract.E51:realAreasFromAFexpInteract.E97 realAreasFromAFexpInteract.I51:realAreasFromAFexpInteract.I97" svg:x="0.32cm" svg:y="0.18cm" svg:width="13.229cm" svg:height="8.64cm">
          <chartooo:coordinate-region svg:x="1.232cm" svg:y="0.379cm" svg:width="12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I51:realAreasFromAFexpInteract.I97" chart:class="chart:scatter">
            <chart:domain table:cell-range-address="realAreasFromAFexpInteract.E51:realAreasFromAFexpInteract.E97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51:realAreasFromAFexpInteract.E97</svg:desc>
                </draw:g>
              </table:table-cell>
              <table:table-cell office:value-type="float" office:value="0.0938004435">
                <text:p>0.0938004435</text:p>
                <draw:g>
                  <svg:desc>realAreasFromAFexpInteract.I51:realAreasFromAFexpInteract.I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789225417">
                <text:p>0.0789225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949411348">
                <text:p>0.0949411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813656819">
                <text:p>0.0813656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865633715">
                <text:p>0.0865633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25436863">
                <text:p>0.1025436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72075386">
                <text:p>0.072075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3252985471529">
                <text:p>1.43252985471529</text:p>
              </table:table-cell>
              <table:table-cell office:value-type="float" office:value="0.1022472855">
                <text:p>0.1022472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2928499455808">
                <text:p>1.92928499455808</text:p>
              </table:table-cell>
              <table:table-cell office:value-type="float" office:value="0.119378878">
                <text:p>0.119378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973364070808">
                <text:p>2.29973364070808</text:p>
              </table:table-cell>
              <table:table-cell office:value-type="float" office:value="0.1169815302">
                <text:p>0.1169815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8176662498697">
                <text:p>2.48176662498697</text:p>
              </table:table-cell>
              <table:table-cell office:value-type="float" office:value="0.1370688441">
                <text:p>0.1370688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3837257425825">
                <text:p>2.43837257425825</text:p>
              </table:table-cell>
              <table:table-cell office:value-type="float" office:value="0.1719137629">
                <text:p>0.1719137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5389240839432">
                <text:p>2.15389240839432</text:p>
              </table:table-cell>
              <table:table-cell office:value-type="float" office:value="0.1308509914">
                <text:p>0.1308509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903629882613">
                <text:p>1.96903629882613</text:p>
              </table:table-cell>
              <table:table-cell office:value-type="float" office:value="0.2170087636">
                <text:p>0.2170087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5901443524947">
                <text:p>2.25901443524947</text:p>
              </table:table-cell>
              <table:table-cell office:value-type="float" office:value="0.0986901702">
                <text:p>0.0986901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06229047351">
                <text:p>2.5006229047351</text:p>
              </table:table-cell>
              <table:table-cell office:value-type="float" office:value="0.1311372336">
                <text:p>0.1311372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2000797835742">
                <text:p>2.32000797835742</text:p>
              </table:table-cell>
              <table:table-cell office:value-type="float" office:value="0.1563001636">
                <text:p>0.1563001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654756835762">
                <text:p>1.85654756835762</text:p>
              </table:table-cell>
              <table:table-cell office:value-type="float" office:value="0.1838559917">
                <text:p>0.1838559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214319428285">
                <text:p>1.42214319428285</text:p>
              </table:table-cell>
              <table:table-cell office:value-type="float" office:value="0.2630398972">
                <text:p>0.2630398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644504370217">
                <text:p>1.08644504370217</text:p>
              </table:table-cell>
              <table:table-cell office:value-type="float" office:value="0.3119812102">
                <text:p>0.3119812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1132901232251">
                <text:p>0.841132901232251</text:p>
              </table:table-cell>
              <table:table-cell office:value-type="float" office:value="0.2775395224">
                <text:p>0.2775395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3044827914347">
                <text:p>2.63044827914347</text:p>
              </table:table-cell>
              <table:table-cell office:value-type="float" office:value="0.1038204433">
                <text:p>0.1038204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1431683042472">
                <text:p>2.31431683042472</text:p>
              </table:table-cell>
              <table:table-cell office:value-type="float" office:value="0.1804406391">
                <text:p>0.1804406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4803220721003">
                <text:p>1.74803220721003</text:p>
              </table:table-cell>
              <table:table-cell office:value-type="float" office:value="0.2130483987">
                <text:p>0.21304839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0986158766498">
                <text:p>1.20986158766498</text:p>
              </table:table-cell>
              <table:table-cell office:value-type="float" office:value="0.2406965844">
                <text:p>0.2406965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9590579992077">
                <text:p>0.799590579992077</text:p>
              </table:table-cell>
              <table:table-cell office:value-type="float" office:value="0.2567240294">
                <text:p>0.2567240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4364977544255">
                <text:p>0.584364977544255</text:p>
              </table:table-cell>
              <table:table-cell office:value-type="float" office:value="0.2086821415">
                <text:p>0.20868214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2548101040429">
                <text:p>0.442548101040429</text:p>
              </table:table-cell>
              <table:table-cell office:value-type="float" office:value="0.1782748081">
                <text:p>0.17827480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7665262231813">
                <text:p>2.47665262231813</text:p>
              </table:table-cell>
              <table:table-cell office:value-type="float" office:value="0.1309433925">
                <text:p>0.1309433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737234863952">
                <text:p>1.8737234863952</text:p>
              </table:table-cell>
              <table:table-cell office:value-type="float" office:value="0.1942129582">
                <text:p>0.1942129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9797946406455">
                <text:p>1.19797946406455</text:p>
              </table:table-cell>
              <table:table-cell office:value-type="float" office:value="0.1848300395">
                <text:p>0.1848300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099631763308">
                <text:p>0.754099631763308</text:p>
              </table:table-cell>
              <table:table-cell office:value-type="float" office:value="0.2714549942">
                <text:p>0.2714549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8026680261045">
                <text:p>0.518026680261045</text:p>
              </table:table-cell>
              <table:table-cell office:value-type="float" office:value="0.2088962735">
                <text:p>0.2088962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0513835553888">
                <text:p>0.350513835553888</text:p>
              </table:table-cell>
              <table:table-cell office:value-type="float" office:value="0.2221335419">
                <text:p>0.22213354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7387612351702">
                <text:p>0.257387612351702</text:p>
              </table:table-cell>
              <table:table-cell office:value-type="float" office:value="0.1104182971">
                <text:p>0.1104182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480362275599">
                <text:p>1.66480362275599</text:p>
              </table:table-cell>
              <table:table-cell office:value-type="float" office:value="0.1512863026">
                <text:p>0.1512863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0556927926857">
                <text:p>1.10556927926857</text:p>
              </table:table-cell>
              <table:table-cell office:value-type="float" office:value="0.306632054">
                <text:p>0.3066320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2059734159004">
                <text:p>0.662059734159004</text:p>
              </table:table-cell>
              <table:table-cell office:value-type="float" office:value="0.2502373434">
                <text:p>0.2502373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3216928733763">
                <text:p>0.363216928733763</text:p>
              </table:table-cell>
              <table:table-cell office:value-type="float" office:value="0.2033362464">
                <text:p>0.2033362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8891882383603">
                <text:p>0.248891882383603</text:p>
              </table:table-cell>
              <table:table-cell office:value-type="float" office:value="0.1565791625">
                <text:p>0.1565791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0010074372928">
                <text:p>0.170010074372928</text:p>
              </table:table-cell>
              <table:table-cell office:value-type="float" office:value="0.1138748472">
                <text:p>0.1138748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2004899042972">
                <text:p>0.122004899042972</text:p>
              </table:table-cell>
              <table:table-cell office:value-type="float" office:value="0.0997251721">
                <text:p>0.09972517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realAreasFromAFexpInteract.E2:realAreasFromAFexpInteract.E48 realAreasFromAFexpInteract.I2:realAreasFromAFexpInteract.I48" svg:x="0.32cm" svg:y="0.18cm" svg:width="13.229cm" svg:height="8.64cm">
          <chartooo:coordinate-region svg:x="1.232cm" svg:y="0.379cm" svg:width="12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I2:realAreasFromAFexpInteract.I48" chart:class="chart:scatter">
            <chart:domain table:cell-range-address="realAreasFromAFexpInteract.E2:realAreasFromAFexpInteract.E48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alAreasFromAFexpInteract.E2:realAreasFromAFexpInteract.E48</svg:desc>
                </draw:g>
              </table:table-cell>
              <table:table-cell office:value-type="float" office:value="NaN">
                <text:p>NaN</text:p>
                <draw:g>
                  <svg:desc>realAreasFromAFexpInteract.I2:realAreasFromAFexpInteract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088818152">
                <text:p>0.1088818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139801098">
                <text:p>0.1139801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081614575">
                <text:p>0.1081614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104563431">
                <text:p>0.1104563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167212134">
                <text:p>0.1167212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085395185">
                <text:p>0.1085395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070749979">
                <text:p>0.1070749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217105395008">
                <text:p>1.42217105395008</text:p>
              </table:table-cell>
              <table:table-cell office:value-type="float" office:value="0.1244975582">
                <text:p>0.1244975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0328927810096">
                <text:p>1.90328927810096</text:p>
              </table:table-cell>
              <table:table-cell office:value-type="float" office:value="0.1206134838">
                <text:p>0.1206134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4906771950647">
                <text:p>2.34906771950647</text:p>
              </table:table-cell>
              <table:table-cell office:value-type="float" office:value="0.1421208654">
                <text:p>0.1421208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515093338">
                <text:p>0.1515093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1209787981">
                <text:p>0.1209787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650079113">
                <text:p>0.1650079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75982451">
                <text:p>0.175982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1884691133421">
                <text:p>2.31884691133421</text:p>
              </table:table-cell>
              <table:table-cell office:value-type="float" office:value="0.1116621107">
                <text:p>0.1116621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0029548001501">
                <text:p>2.50029548001501</text:p>
              </table:table-cell>
              <table:table-cell office:value-type="float" office:value="0.1334207453">
                <text:p>0.1334207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0472831506849">
                <text:p>2.40472831506849</text:p>
              </table:table-cell>
              <table:table-cell office:value-type="float" office:value="0.1628111065">
                <text:p>0.1628111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2278901971">
                <text:p>0.2278901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2338771083">
                <text:p>0.2338771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978132461">
                <text:p>0.2978132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2245583535">
                <text:p>0.2245583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7089444802027">
                <text:p>2.67089444802027</text:p>
              </table:table-cell>
              <table:table-cell office:value-type="float" office:value="0.1297470872">
                <text:p>0.1297470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9511062774442">
                <text:p>2.29511062774442</text:p>
              </table:table-cell>
              <table:table-cell office:value-type="float" office:value="0.1590655451">
                <text:p>0.15906554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3586322485457">
                <text:p>1.73586322485457</text:p>
              </table:table-cell>
              <table:table-cell office:value-type="float" office:value="0.2095472414">
                <text:p>0.2095472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20556479">
                <text:p>0.20556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2425502762">
                <text:p>0.2425502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2245909778">
                <text:p>0.2245909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879635709">
                <text:p>0.18796357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369744456277">
                <text:p>2.4369744456277</text:p>
              </table:table-cell>
              <table:table-cell office:value-type="float" office:value="0.1287198717">
                <text:p>0.1287198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851067315631">
                <text:p>1.81851067315631</text:p>
              </table:table-cell>
              <table:table-cell office:value-type="float" office:value="0.2386123018">
                <text:p>0.2386123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0046400455057">
                <text:p>1.30046400455057</text:p>
              </table:table-cell>
              <table:table-cell office:value-type="float" office:value="0.3273055724">
                <text:p>0.3273055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2314661883">
                <text:p>0.2314661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2311892235">
                <text:p>0.2311892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1272712435">
                <text:p>0.1272712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1350991478">
                <text:p>0.1350991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8930820449428">
                <text:p>1.68930820449428</text:p>
              </table:table-cell>
              <table:table-cell office:value-type="float" office:value="0.1702389847">
                <text:p>0.1702389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234879766373">
                <text:p>1.08234879766373</text:p>
              </table:table-cell>
              <table:table-cell office:value-type="float" office:value="0.32709353">
                <text:p>0.32709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8358164336649">
                <text:p>0.628358164336649</text:p>
              </table:table-cell>
              <table:table-cell office:value-type="float" office:value="0.1926149815">
                <text:p>0.1926149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2031777507">
                <text:p>0.2031777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1161100278">
                <text:p>0.11611002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1256800803">
                <text:p>0.12568008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394cm" svg:height="19.611cm" xlink:href=".." xlink:type="simple" chart:class="chart:scatter" chart:style-name="ch1">
        <chart:plot-area chart:style-name="ch2" table:cell-range-address="realAreasFromAFexpInteract.E3:realAreasFromAFexpInteract.E97 realAreasFromAFexpInteract.I3:realAreasFromAFexpInteract.I97" svg:x="0.887cm" svg:y="0.392cm" svg:width="42.62cm" svg:height="18.827cm">
          <chartooo:coordinate-region svg:x="1.799cm" svg:y="0.591cm" svg:width="41.614cm" svg:height="17.98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ealAreasFromAFexpInteract.I3:realAreasFromAFexpInteract.I97" chart:class="chart:scatter">
            <chart:domain table:cell-range-address="realAreasFromAFexpInteract.E3:realAreasFromAFexpInteract.E97"/>
            <chart:regression-curve chart:style-name="ch6">
              <chart:equation chart:display-equation="true" chart:display-r-square="true" svg:x="22.642cm" svg:y="1.122cm"/>
            </chart:regression-curve>
            <chart:data-point chart:repeated="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3:realAreasFromAFexpInteract.E97</svg:desc>
                </draw:g>
              </table:table-cell>
              <table:table-cell office:value-type="float" office:value="0.1088818152">
                <text:p>0.1088818152</text:p>
                <draw:g>
                  <svg:desc>realAreasFromAFexpInteract.I3:realAreasFromAFexpInteract.I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39801098">
                <text:p>0.113980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1614575">
                <text:p>0.1081614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04563431">
                <text:p>0.1104563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167212134">
                <text:p>0.116721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85395185">
                <text:p>0.1085395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070749979">
                <text:p>0.1070749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217105395008">
                <text:p>1.42217105395008</text:p>
              </table:table-cell>
              <table:table-cell office:value-type="float" office:value="0.1244975582">
                <text:p>0.1244975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0328927810096">
                <text:p>1.90328927810096</text:p>
              </table:table-cell>
              <table:table-cell office:value-type="float" office:value="0.1206134838">
                <text:p>0.1206134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906771950647">
                <text:p>2.34906771950647</text:p>
              </table:table-cell>
              <table:table-cell office:value-type="float" office:value="0.1421208654">
                <text:p>0.1421208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515093338">
                <text:p>0.1515093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1209787981">
                <text:p>0.1209787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650079113">
                <text:p>0.1650079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75982451">
                <text:p>0.175982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1884691133421">
                <text:p>2.31884691133421</text:p>
              </table:table-cell>
              <table:table-cell office:value-type="float" office:value="0.1116621107">
                <text:p>0.1116621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029548001501">
                <text:p>2.50029548001501</text:p>
              </table:table-cell>
              <table:table-cell office:value-type="float" office:value="0.1334207453">
                <text:p>0.1334207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472831506849">
                <text:p>2.40472831506849</text:p>
              </table:table-cell>
              <table:table-cell office:value-type="float" office:value="0.1628111065">
                <text:p>0.1628111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2278901971">
                <text:p>0.2278901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2338771083">
                <text:p>0.2338771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978132461">
                <text:p>0.2978132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2245583535">
                <text:p>0.2245583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7089444802027">
                <text:p>2.67089444802027</text:p>
              </table:table-cell>
              <table:table-cell office:value-type="float" office:value="0.1297470872">
                <text:p>0.1297470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511062774442">
                <text:p>2.29511062774442</text:p>
              </table:table-cell>
              <table:table-cell office:value-type="float" office:value="0.1590655451">
                <text:p>0.1590655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3586322485457">
                <text:p>1.73586322485457</text:p>
              </table:table-cell>
              <table:table-cell office:value-type="float" office:value="0.2095472414">
                <text:p>0.2095472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20556479">
                <text:p>0.20556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2425502762">
                <text:p>0.2425502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2245909778">
                <text:p>0.2245909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879635709">
                <text:p>0.1879635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369744456277">
                <text:p>2.4369744456277</text:p>
              </table:table-cell>
              <table:table-cell office:value-type="float" office:value="0.1287198717">
                <text:p>0.1287198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1851067315631">
                <text:p>1.81851067315631</text:p>
              </table:table-cell>
              <table:table-cell office:value-type="float" office:value="0.2386123018">
                <text:p>0.2386123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0046400455057">
                <text:p>1.30046400455057</text:p>
              </table:table-cell>
              <table:table-cell office:value-type="float" office:value="0.3273055724">
                <text:p>0.3273055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2314661883">
                <text:p>0.23146618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2311892235">
                <text:p>0.2311892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1272712435">
                <text:p>0.1272712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1350991478">
                <text:p>0.1350991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930820449428">
                <text:p>1.68930820449428</text:p>
              </table:table-cell>
              <table:table-cell office:value-type="float" office:value="0.1702389847">
                <text:p>0.1702389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234879766373">
                <text:p>1.08234879766373</text:p>
              </table:table-cell>
              <table:table-cell office:value-type="float" office:value="0.32709353">
                <text:p>0.32709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8358164336649">
                <text:p>0.628358164336649</text:p>
              </table:table-cell>
              <table:table-cell office:value-type="float" office:value="0.1926149815">
                <text:p>0.1926149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2031777507">
                <text:p>0.2031777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1161100278">
                <text:p>0.1161100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1256800803">
                <text:p>0.1256800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567199380747">
                <text:p>0.117567199380747</text:p>
              </table:table-cell>
              <table:table-cell office:value-type="float" office:value="0.1177960439">
                <text:p>0.1177960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938004435">
                <text:p>0.0938004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789225417">
                <text:p>0.0789225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949411348">
                <text:p>0.09494113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813656819">
                <text:p>0.08136568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865633715">
                <text:p>0.0865633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1025436863">
                <text:p>0.1025436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72075386">
                <text:p>0.07207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3252985471529">
                <text:p>1.43252985471529</text:p>
              </table:table-cell>
              <table:table-cell office:value-type="float" office:value="0.1022472855">
                <text:p>0.10224728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2928499455808">
                <text:p>1.92928499455808</text:p>
              </table:table-cell>
              <table:table-cell office:value-type="float" office:value="0.119378878">
                <text:p>0.119378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9973364070808">
                <text:p>2.29973364070808</text:p>
              </table:table-cell>
              <table:table-cell office:value-type="float" office:value="0.1169815302">
                <text:p>0.1169815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8176662498697">
                <text:p>2.48176662498697</text:p>
              </table:table-cell>
              <table:table-cell office:value-type="float" office:value="0.1370688441">
                <text:p>0.13706884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3837257425825">
                <text:p>2.43837257425825</text:p>
              </table:table-cell>
              <table:table-cell office:value-type="float" office:value="0.1719137629">
                <text:p>0.17191376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5389240839432">
                <text:p>2.15389240839432</text:p>
              </table:table-cell>
              <table:table-cell office:value-type="float" office:value="0.1308509914">
                <text:p>0.1308509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903629882613">
                <text:p>1.96903629882613</text:p>
              </table:table-cell>
              <table:table-cell office:value-type="float" office:value="0.2170087636">
                <text:p>0.2170087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5901443524947">
                <text:p>2.25901443524947</text:p>
              </table:table-cell>
              <table:table-cell office:value-type="float" office:value="0.0986901702">
                <text:p>0.09869017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006229047351">
                <text:p>2.5006229047351</text:p>
              </table:table-cell>
              <table:table-cell office:value-type="float" office:value="0.1311372336">
                <text:p>0.13113723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2000797835742">
                <text:p>2.32000797835742</text:p>
              </table:table-cell>
              <table:table-cell office:value-type="float" office:value="0.1563001636">
                <text:p>0.1563001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5654756835762">
                <text:p>1.85654756835762</text:p>
              </table:table-cell>
              <table:table-cell office:value-type="float" office:value="0.1838559917">
                <text:p>0.1838559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2214319428285">
                <text:p>1.42214319428285</text:p>
              </table:table-cell>
              <table:table-cell office:value-type="float" office:value="0.2630398972">
                <text:p>0.26303989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644504370217">
                <text:p>1.08644504370217</text:p>
              </table:table-cell>
              <table:table-cell office:value-type="float" office:value="0.3119812102">
                <text:p>0.3119812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1132901232251">
                <text:p>0.841132901232251</text:p>
              </table:table-cell>
              <table:table-cell office:value-type="float" office:value="0.2775395224">
                <text:p>0.2775395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3044827914347">
                <text:p>2.63044827914347</text:p>
              </table:table-cell>
              <table:table-cell office:value-type="float" office:value="0.1038204433">
                <text:p>0.1038204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1431683042472">
                <text:p>2.31431683042472</text:p>
              </table:table-cell>
              <table:table-cell office:value-type="float" office:value="0.1804406391">
                <text:p>0.1804406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803220721003">
                <text:p>1.74803220721003</text:p>
              </table:table-cell>
              <table:table-cell office:value-type="float" office:value="0.2130483987">
                <text:p>0.21304839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0986158766498">
                <text:p>1.20986158766498</text:p>
              </table:table-cell>
              <table:table-cell office:value-type="float" office:value="0.2406965844">
                <text:p>0.2406965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9590579992077">
                <text:p>0.799590579992077</text:p>
              </table:table-cell>
              <table:table-cell office:value-type="float" office:value="0.2567240294">
                <text:p>0.25672402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4364977544255">
                <text:p>0.584364977544255</text:p>
              </table:table-cell>
              <table:table-cell office:value-type="float" office:value="0.2086821415">
                <text:p>0.20868214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42548101040429">
                <text:p>0.442548101040429</text:p>
              </table:table-cell>
              <table:table-cell office:value-type="float" office:value="0.1782748081">
                <text:p>0.1782748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7665262231813">
                <text:p>2.47665262231813</text:p>
              </table:table-cell>
              <table:table-cell office:value-type="float" office:value="0.1309433925">
                <text:p>0.1309433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737234863952">
                <text:p>1.8737234863952</text:p>
              </table:table-cell>
              <table:table-cell office:value-type="float" office:value="0.1942129582">
                <text:p>0.1942129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9797946406455">
                <text:p>1.19797946406455</text:p>
              </table:table-cell>
              <table:table-cell office:value-type="float" office:value="0.1848300395">
                <text:p>0.1848300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54099631763308">
                <text:p>0.754099631763308</text:p>
              </table:table-cell>
              <table:table-cell office:value-type="float" office:value="0.2714549942">
                <text:p>0.2714549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8026680261045">
                <text:p>0.518026680261045</text:p>
              </table:table-cell>
              <table:table-cell office:value-type="float" office:value="0.2088962735">
                <text:p>0.20889627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0513835553888">
                <text:p>0.350513835553888</text:p>
              </table:table-cell>
              <table:table-cell office:value-type="float" office:value="0.2221335419">
                <text:p>0.2221335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7387612351702">
                <text:p>0.257387612351702</text:p>
              </table:table-cell>
              <table:table-cell office:value-type="float" office:value="0.1104182971">
                <text:p>0.11041829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6480362275599">
                <text:p>1.66480362275599</text:p>
              </table:table-cell>
              <table:table-cell office:value-type="float" office:value="0.1512863026">
                <text:p>0.15128630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0556927926857">
                <text:p>1.10556927926857</text:p>
              </table:table-cell>
              <table:table-cell office:value-type="float" office:value="0.306632054">
                <text:p>0.3066320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62059734159004">
                <text:p>0.662059734159004</text:p>
              </table:table-cell>
              <table:table-cell office:value-type="float" office:value="0.2502373434">
                <text:p>0.2502373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3216928733763">
                <text:p>0.363216928733763</text:p>
              </table:table-cell>
              <table:table-cell office:value-type="float" office:value="0.2033362464">
                <text:p>0.2033362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8891882383603">
                <text:p>0.248891882383603</text:p>
              </table:table-cell>
              <table:table-cell office:value-type="float" office:value="0.1565791625">
                <text:p>0.1565791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0010074372928">
                <text:p>0.170010074372928</text:p>
              </table:table-cell>
              <table:table-cell office:value-type="float" office:value="0.1138748472">
                <text:p>0.1138748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2004899042972">
                <text:p>0.122004899042972</text:p>
              </table:table-cell>
              <table:table-cell office:value-type="float" office:value="0.0997251721">
                <text:p>0.09972517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